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background-color="#ffff00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WAXPBY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 dot</text:p>
          </table:table-cell>
          <table:table-cell office:value-type="float" office:value="0.0778167" calcext:value-type="float">
            <text:p>0.0778167</text:p>
          </table:table-cell>
          <table:table-cell office:value-type="float" office:value="0.382487" calcext:value-type="float">
            <text:p>0.382487</text:p>
          </table:table-cell>
          <table:table-cell office:value-type="float" office:value="0.706178" calcext:value-type="float">
            <text:p>0.706178</text:p>
          </table:table-cell>
          <table:table-cell office:value-type="float" office:value="1.36205" calcext:value-type="float">
            <text:p>1.36205</text:p>
          </table:table-cell>
          <table:table-cell/>
        </table:table-row>
        <table:table-row table:style-name="ro1">
          <table:table-cell office:value-type="string" calcext:value-type="string">
            <text:p>d wax</text:p>
          </table:table-cell>
          <table:table-cell office:value-type="float" office:value="0.0624909" calcext:value-type="float">
            <text:p>0.0624909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834304" calcext:value-type="float">
            <text:p>0.834304</text:p>
          </table:table-cell>
          <table:table-cell office:value-type="float" office:value="1.60577" calcext:value-type="float">
            <text:p>1.60577</text:p>
          </table:table-cell>
          <table:table-cell/>
        </table:table-row>
        <table:table-row table:style-name="ro1">
          <table:table-cell office:value-type="string" calcext:value-type="string">
            <text:p>d mv</text:p>
          </table:table-cell>
          <table:table-cell office:value-type="float" office:value="0.974052" calcext:value-type="float">
            <text:p>0.974052</text:p>
          </table:table-cell>
          <table:table-cell office:value-type="float" office:value="3.62789" calcext:value-type="float">
            <text:p>3.62789</text:p>
          </table:table-cell>
          <table:table-cell office:value-type="float" office:value="6.7235" calcext:value-type="float">
            <text:p>6.7235</text:p>
          </table:table-cell>
          <table:table-cell office:value-type="float" office:value="13.1701" calcext:value-type="float">
            <text:p>13.1701</text:p>
          </table:table-cell>
          <table:table-cell/>
        </table:table-row>
        <table:table-row table:style-name="ro1">
          <table:table-cell office:value-type="string" calcext:value-type="string">
            <text:p>d mg</text:p>
          </table:table-cell>
          <table:table-cell office:value-type="float" office:value="20.8312" calcext:value-type="float">
            <text:p>20.8312</text:p>
          </table:table-cell>
          <table:table-cell office:value-type="float" office:value="66.1913" calcext:value-type="float">
            <text:p>66.1913</text:p>
          </table:table-cell>
          <table:table-cell office:value-type="float" office:value="117.455" calcext:value-type="float">
            <text:p>117.455</text:p>
          </table:table-cell>
          <table:table-cell office:value-type="float" office:value="269.673" calcext:value-type="float">
            <text:p>269.673</text:p>
          </table:table-cell>
          <table:table-cell/>
        </table:table-row>
        <table:table-row table:style-name="ro1">
          <table:table-cell office:value-type="string" calcext:value-type="string">
            <text:p>d cg</text:p>
          </table:table-cell>
          <table:table-cell office:value-type="float" office:value="21.9483" calcext:value-type="float">
            <text:p>21.9483</text:p>
          </table:table-cell>
          <table:table-cell office:value-type="float" office:value="70.6639" calcext:value-type="float">
            <text:p>70.6639</text:p>
          </table:table-cell>
          <table:table-cell office:value-type="float" office:value="125.746" calcext:value-type="float">
            <text:p>125.746</text:p>
          </table:table-cell>
          <table:table-cell office:value-type="float" office:value="285.869" calcext:value-type="float">
            <text:p>285.869</text:p>
          </table:table-cell>
          <table:table-cell/>
        </table:table-row>
        <table:table-row table:style-name="ro1">
          <table:table-cell office:value-type="string" calcext:value-type="string">
            <text:p>m dot</text:p>
          </table:table-cell>
          <table:table-cell office:value-type="float" office:value="0.0278563" calcext:value-type="float">
            <text:p>0.0278563</text:p>
          </table:table-cell>
          <table:table-cell office:value-type="float" office:value="0.171655" calcext:value-type="float">
            <text:p>0.171655</text:p>
          </table:table-cell>
          <table:table-cell office:value-type="float" office:value="0.360103" calcext:value-type="float">
            <text:p>0.360103</text:p>
          </table:table-cell>
          <table:table-cell office:value-type="float" office:value="0.759906" calcext:value-type="float">
            <text:p>0.759906</text:p>
          </table:table-cell>
          <table:table-cell/>
        </table:table-row>
        <table:table-row table:style-name="ro1">
          <table:table-cell office:value-type="string" calcext:value-type="string">
            <text:p>m wax</text:p>
          </table:table-cell>
          <table:table-cell office:value-type="float" office:value="0.0289268" calcext:value-type="float">
            <text:p>0.0289268</text:p>
          </table:table-cell>
          <table:table-cell office:value-type="float" office:value="0.232508" calcext:value-type="float">
            <text:p>0.232508</text:p>
          </table:table-cell>
          <table:table-cell office:value-type="float" office:value="0.439826" calcext:value-type="float">
            <text:p>0.439826</text:p>
          </table:table-cell>
          <table:table-cell office:value-type="float" office:value="0.92077" calcext:value-type="float">
            <text:p>0.92077</text:p>
          </table:table-cell>
          <table:table-cell/>
        </table:table-row>
        <table:table-row table:style-name="ro1">
          <table:table-cell office:value-type="string" calcext:value-type="string">
            <text:p>m mv</text:p>
          </table:table-cell>
          <table:table-cell office:value-type="float" office:value="0.824145" calcext:value-type="float">
            <text:p>0.824145</text:p>
          </table:table-cell>
          <table:table-cell office:value-type="float" office:value="3.08221" calcext:value-type="float">
            <text:p>3.08221</text:p>
          </table:table-cell>
          <table:table-cell office:value-type="float" office:value="4.91556" calcext:value-type="float">
            <text:p>4.91556</text:p>
          </table:table-cell>
          <table:table-cell office:value-type="float" office:value="11.5168" calcext:value-type="float">
            <text:p>11.5168</text:p>
          </table:table-cell>
          <table:table-cell/>
        </table:table-row>
        <table:table-row table:style-name="ro1">
          <table:table-cell office:value-type="string" calcext:value-type="string">
            <text:p>m mg</text:p>
          </table:table-cell>
          <table:table-cell office:value-type="float" office:value="18.0804" calcext:value-type="float">
            <text:p>18.0804</text:p>
          </table:table-cell>
          <table:table-cell office:value-type="float" office:value="56.9241" calcext:value-type="float">
            <text:p>56.9241</text:p>
          </table:table-cell>
          <table:table-cell office:value-type="float" office:value="99.7757" calcext:value-type="float">
            <text:p>99.7757</text:p>
          </table:table-cell>
          <table:table-cell office:value-type="float" office:value="214.875" calcext:value-type="float">
            <text:p>214.875</text:p>
          </table:table-cell>
          <table:table-cell/>
        </table:table-row>
        <table:table-row table:style-name="ro1">
          <table:table-cell office:value-type="string" calcext:value-type="string">
            <text:p>m cg</text:p>
          </table:table-cell>
          <table:table-cell office:value-type="float" office:value="18.9626" calcext:value-type="float">
            <text:p>18.9626</text:p>
          </table:table-cell>
          <table:table-cell office:value-type="float" office:value="60.416" calcext:value-type="float">
            <text:p>60.416</text:p>
          </table:table-cell>
          <table:table-cell office:value-type="float" office:value="105.503" calcext:value-type="float">
            <text:p>105.503</text:p>
          </table:table-cell>
          <table:table-cell office:value-type="float" office:value="228.101" calcext:value-type="float">
            <text:p>228.101</text:p>
          </table:table-cell>
          <table:table-cell/>
        </table:table-row>
        <table:table-row table:style-name="ro1">
          <table:table-cell office:value-type="string" calcext:value-type="string">
            <text:p>s dot</text:p>
          </table:table-cell>
          <table:table-cell office:value-type="float" office:value="0.0377302" calcext:value-type="float">
            <text:p>0.0377302</text:p>
          </table:table-cell>
          <table:table-cell office:value-type="float" office:value="0.177771" calcext:value-type="float">
            <text:p>0.177771</text:p>
          </table:table-cell>
          <table:table-cell office:value-type="float" office:value="0.332944" calcext:value-type="float">
            <text:p>0.332944</text:p>
          </table:table-cell>
          <table:table-cell office:value-type="float" office:value="0.772624" calcext:value-type="float">
            <text:p>0.772624</text:p>
          </table:table-cell>
          <table:table-cell/>
        </table:table-row>
        <table:table-row table:style-name="ro1">
          <table:table-cell office:value-type="string" calcext:value-type="string">
            <text:p>s wax</text:p>
          </table:table-cell>
          <table:table-cell office:value-type="float" office:value="0.0305417" calcext:value-type="float">
            <text:p>0.0305417</text:p>
          </table:table-cell>
          <table:table-cell office:value-type="float" office:value="0.217161" calcext:value-type="float">
            <text:p>0.217161</text:p>
          </table:table-cell>
          <table:table-cell office:value-type="float" office:value="0.427176" calcext:value-type="float">
            <text:p>0.427176</text:p>
          </table:table-cell>
          <table:table-cell office:value-type="float" office:value="0.931046" calcext:value-type="float">
            <text:p>0.931046</text:p>
          </table:table-cell>
          <table:table-cell/>
        </table:table-row>
        <table:table-row table:style-name="ro1">
          <table:table-cell office:value-type="string" calcext:value-type="string">
            <text:p>s mv</text:p>
          </table:table-cell>
          <table:table-cell office:value-type="float" office:value="0.788721" calcext:value-type="float">
            <text:p>0.788721</text:p>
          </table:table-cell>
          <table:table-cell office:value-type="float" office:value="3.14485" calcext:value-type="float">
            <text:p>3.14485</text:p>
          </table:table-cell>
          <table:table-cell office:value-type="float" office:value="5.61566" calcext:value-type="float">
            <text:p>5.61566</text:p>
          </table:table-cell>
          <table:table-cell office:value-type="float" office:value="10.5933" calcext:value-type="float">
            <text:p>10.5933</text:p>
          </table:table-cell>
          <table:table-cell/>
        </table:table-row>
        <table:table-row table:style-name="ro1">
          <table:table-cell office:value-type="string" calcext:value-type="string">
            <text:p>s mg</text:p>
          </table:table-cell>
          <table:table-cell office:value-type="float" office:value="18.1383" calcext:value-type="float">
            <text:p>18.1383</text:p>
          </table:table-cell>
          <table:table-cell office:value-type="float" office:value="56.8727" calcext:value-type="float">
            <text:p>56.8727</text:p>
          </table:table-cell>
          <table:table-cell office:value-type="float" office:value="105.335" calcext:value-type="float">
            <text:p>105.335</text:p>
          </table:table-cell>
          <table:table-cell office:value-type="float" office:value="215.742" calcext:value-type="float">
            <text:p>215.742</text:p>
          </table:table-cell>
          <table:table-cell/>
        </table:table-row>
        <table:table-row table:style-name="ro1">
          <table:table-cell office:value-type="string" calcext:value-type="string">
            <text:p>s cg</text:p>
          </table:table-cell>
          <table:table-cell office:value-type="float" office:value="18.9966" calcext:value-type="float">
            <text:p>18.9966</text:p>
          </table:table-cell>
          <table:table-cell office:value-type="float" office:value="60.4175" calcext:value-type="float">
            <text:p>60.4175</text:p>
          </table:table-cell>
          <table:table-cell office:value-type="float" office:value="111.725" calcext:value-type="float">
            <text:p>111.725</text:p>
          </table:table-cell>
          <table:table-cell office:value-type="float" office:value="228.067" calcext:value-type="float">
            <text:p>228.067</text:p>
          </table:table-cell>
          <table:table-cell/>
        </table:table-row>
        <table:table-row table:style-name="ro1">
          <table:table-cell office:value-type="string" calcext:value-type="string">
            <text:p>m/d dot</text:p>
          </table:table-cell>
          <table:table-cell table:style-name="ce1" table:formula="of:=[.B7]/[.B2]-1" office:value-type="percentage" office:value="-0.64202671148995" calcext:value-type="percentage">
            <text:p>-64.20%</text:p>
          </table:table-cell>
          <table:table-cell table:style-name="ce1" table:formula="of:=[.C7]/[.C2]-1" office:value-type="percentage" office:value="-0.551213505295605" calcext:value-type="percentage">
            <text:p>-55.12%</text:p>
          </table:table-cell>
          <table:table-cell table:style-name="ce1" table:formula="of:=[.D7]/[.D2]-1" office:value-type="percentage" office:value="-0.490067659995072" calcext:value-type="percentage">
            <text:p>-49.01%</text:p>
          </table:table-cell>
          <table:table-cell table:style-name="ce1" table:formula="of:=[.E7]/[.E2]-1" office:value-type="percentage" office:value="-0.442086560698946" calcext:value-type="percentage">
            <text:p>-44.21%</text:p>
          </table:table-cell>
          <table:table-cell table:style-name="ce1" table:formula="of:=[.F7]/[.F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dot</text:p>
          </table:table-cell>
          <table:table-cell table:style-name="ce2" table:formula="of:=[.B12]/[.B2]-1" office:value-type="percentage" office:value="-0.515140066335375" calcext:value-type="percentage">
            <text:p>-51.51%</text:p>
          </table:table-cell>
          <table:table-cell table:style-name="ce2" table:formula="of:=[.C12]/[.C2]-1" office:value-type="percentage" office:value="-0.535223419358043" calcext:value-type="percentage">
            <text:p>-53.52%</text:p>
          </table:table-cell>
          <table:table-cell table:style-name="ce2" table:formula="of:=[.D12]/[.D2]-1" office:value-type="percentage" office:value="-0.528526802024419" calcext:value-type="percentage">
            <text:p>-52.85%</text:p>
          </table:table-cell>
          <table:table-cell table:style-name="ce2" table:formula="of:=[.E12]/[.E2]-1" office:value-type="percentage" office:value="-0.432749164861789" calcext:value-type="percentage">
            <text:p>-43.27%</text:p>
          </table:table-cell>
          <table:table-cell table:style-name="ce2" table:formula="of:=[.F12]/[.F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/d wax</text:p>
          </table:table-cell>
          <table:table-cell table:style-name="ce1" table:formula="of:=[.B8]/[.B3]-1" office:value-type="percentage" office:value="-0.537103802313617" calcext:value-type="percentage">
            <text:p>-53.71%</text:p>
          </table:table-cell>
          <table:table-cell table:style-name="ce1" table:formula="of:=[.C8]/[.C3]-1" office:value-type="percentage" office:value="-0.483430348811375" calcext:value-type="percentage">
            <text:p>-48.34%</text:p>
          </table:table-cell>
          <table:table-cell table:style-name="ce1" table:formula="of:=[.D8]/[.D3]-1" office:value-type="percentage" office:value="-0.472822855937404" calcext:value-type="percentage">
            <text:p>-47.28%</text:p>
          </table:table-cell>
          <table:table-cell table:style-name="ce1" table:formula="of:=[.E8]/[.E3]-1" office:value-type="percentage" office:value="-0.426586621994433" calcext:value-type="percentage">
            <text:p>-42.66%</text:p>
          </table:table-cell>
          <table:table-cell table:style-name="ce1" table:formula="of:=[.F8]/[.F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wax</text:p>
          </table:table-cell>
          <table:table-cell table:style-name="ce2" table:formula="of:=[.B13]/[.B3]-1" office:value-type="percentage" office:value="-0.51126163969474" calcext:value-type="percentage">
            <text:p>-51.13%</text:p>
          </table:table-cell>
          <table:table-cell table:style-name="ce2" table:formula="of:=[.C13]/[.C3]-1" office:value-type="percentage" office:value="-0.517527216174184" calcext:value-type="percentage">
            <text:p>-51.75%</text:p>
          </table:table-cell>
          <table:table-cell table:style-name="ce2" table:formula="of:=[.D13]/[.D3]-1" office:value-type="percentage" office:value="-0.487985194845044" calcext:value-type="percentage">
            <text:p>-48.80%</text:p>
          </table:table-cell>
          <table:table-cell table:style-name="ce2" table:formula="of:=[.E13]/[.E3]-1" office:value-type="percentage" office:value="-0.420187199910323" calcext:value-type="percentage">
            <text:p>-42.02%</text:p>
          </table:table-cell>
          <table:table-cell table:style-name="ce2" table:formula="of:=[.F13]/[.F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/d mv</text:p>
          </table:table-cell>
          <table:table-cell table:style-name="ce1" table:formula="of:=[.B9]/[.B4]-1" office:value-type="percentage" office:value="-0.153900407781104" calcext:value-type="percentage">
            <text:p>-15.39%</text:p>
          </table:table-cell>
          <table:table-cell table:style-name="ce1" table:formula="of:=[.C9]/[.C4]-1" office:value-type="percentage" office:value="-0.150412498725154" calcext:value-type="percentage">
            <text:p>-15.04%</text:p>
          </table:table-cell>
          <table:table-cell table:style-name="ce1" table:formula="of:=[.D9]/[.D4]-1" office:value-type="percentage" office:value="-0.268898639101658" calcext:value-type="percentage">
            <text:p>-26.89%</text:p>
          </table:table-cell>
          <table:table-cell table:style-name="ce1" table:formula="of:=[.E9]/[.E4]-1" office:value-type="percentage" office:value="-0.125534354332921" calcext:value-type="percentage">
            <text:p>-12.55%</text:p>
          </table:table-cell>
          <table:table-cell table:style-name="ce1" table:formula="of:=[.F9]/[.F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mv</text:p>
          </table:table-cell>
          <table:table-cell table:style-name="ce2" table:formula="of:=[.B14]/[.B4]-1" office:value-type="percentage" office:value="-0.190268076037008" calcext:value-type="percentage">
            <text:p>-19.03%</text:p>
          </table:table-cell>
          <table:table-cell table:style-name="ce2" table:formula="of:=[.C14]/[.C4]-1" office:value-type="percentage" office:value="-0.133146264081877" calcext:value-type="percentage">
            <text:p>-13.31%</text:p>
          </table:table-cell>
          <table:table-cell table:style-name="ce2" table:formula="of:=[.D14]/[.D4]-1" office:value-type="percentage" office:value="-0.164771324458987" calcext:value-type="percentage">
            <text:p>-16.48%</text:p>
          </table:table-cell>
          <table:table-cell table:style-name="ce2" table:formula="of:=[.E14]/[.E4]-1" office:value-type="percentage" office:value="-0.195655310134319" calcext:value-type="percentage">
            <text:p>-19.57%</text:p>
          </table:table-cell>
          <table:table-cell table:style-name="ce2" table:formula="of:=[.F14]/[.F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/d mg</text:p>
          </table:table-cell>
          <table:table-cell table:style-name="ce1" table:formula="of:=[.B10]/[.B5]-1" office:value-type="percentage" office:value="-0.132051922116825" calcext:value-type="percentage">
            <text:p>-13.21%</text:p>
          </table:table-cell>
          <table:table-cell table:style-name="ce1" table:formula="of:=[.C10]/[.C5]-1" office:value-type="percentage" office:value="-0.140006315029317" calcext:value-type="percentage">
            <text:p>-14.00%</text:p>
          </table:table-cell>
          <table:table-cell table:style-name="ce1" table:formula="of:=[.D10]/[.D5]-1" office:value-type="percentage" office:value="-0.150519773530288" calcext:value-type="percentage">
            <text:p>-15.05%</text:p>
          </table:table-cell>
          <table:table-cell table:style-name="ce1" table:formula="of:=[.E10]/[.E5]-1" office:value-type="percentage" office:value="-0.203201655338132" calcext:value-type="percentage">
            <text:p>-20.32%</text:p>
          </table:table-cell>
          <table:table-cell table:style-name="ce1" table:formula="of:=[.F10]/[.F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mg</text:p>
          </table:table-cell>
          <table:table-cell table:style-name="ce2" table:formula="of:=[.B15]/[.B5]-1" office:value-type="percentage" office:value="-0.1292724374976" calcext:value-type="percentage">
            <text:p>-12.93%</text:p>
          </table:table-cell>
          <table:table-cell table:style-name="ce2" table:formula="of:=[.C15]/[.C5]-1" office:value-type="percentage" office:value="-0.140782852127092" calcext:value-type="percentage">
            <text:p>-14.08%</text:p>
          </table:table-cell>
          <table:table-cell table:style-name="ce2" table:formula="of:=[.D15]/[.D5]-1" office:value-type="percentage" office:value="-0.103188455153037" calcext:value-type="percentage">
            <text:p>-10.32%</text:p>
          </table:table-cell>
          <table:table-cell table:style-name="ce2" table:formula="of:=[.E15]/[.E5]-1" office:value-type="percentage" office:value="-0.199986650498938" calcext:value-type="percentage">
            <text:p>-20.00%</text:p>
          </table:table-cell>
          <table:table-cell table:style-name="ce2" table:formula="of:=[.F15]/[.F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/d cg</text:p>
          </table:table-cell>
          <table:table-cell table:style-name="ce1" table:formula="of:=[.B11]/[.B6]-1" office:value-type="percentage" office:value="-0.136033314653071" calcext:value-type="percentage">
            <text:p>-13.60%</text:p>
          </table:table-cell>
          <table:table-cell table:style-name="ce1" table:formula="of:=[.C11]/[.C6]-1" office:value-type="percentage" office:value="-0.145023130622567" calcext:value-type="percentage">
            <text:p>-14.50%</text:p>
          </table:table-cell>
          <table:table-cell table:style-name="ce1" table:formula="of:=[.D11]/[.D6]-1" office:value-type="percentage" office:value="-0.160983251952348" calcext:value-type="percentage">
            <text:p>-16.10%</text:p>
          </table:table-cell>
          <table:table-cell table:style-name="ce1" table:formula="of:=[.E11]/[.E6]-1" office:value-type="percentage" office:value="-0.202078574451934" calcext:value-type="percentage">
            <text:p>-20.21%</text:p>
          </table:table-cell>
          <table:table-cell table:style-name="ce1" table:formula="of:=[.F11]/[.F6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cg</text:p>
          </table:table-cell>
          <table:table-cell table:style-name="ce2" table:formula="of:=[.B16]/[.B6]-1" office:value-type="percentage" office:value="-0.134484219734558" calcext:value-type="percentage">
            <text:p>-13.45%</text:p>
          </table:table-cell>
          <table:table-cell table:style-name="ce2" table:formula="of:=[.C16]/[.C6]-1" office:value-type="percentage" office:value="-0.145001903376406" calcext:value-type="percentage">
            <text:p>-14.50%</text:p>
          </table:table-cell>
          <table:table-cell table:style-name="ce2" table:formula="of:=[.D16]/[.D6]-1" office:value-type="percentage" office:value="-0.111502552765098" calcext:value-type="percentage">
            <text:p>-11.15%</text:p>
          </table:table-cell>
          <table:table-cell table:style-name="ce2" table:formula="of:=[.E16]/[.E6]-1" office:value-type="percentage" office:value="-0.202197510048309" calcext:value-type="percentage">
            <text:p>-20.22%</text:p>
          </table:table-cell>
          <table:table-cell table:style-name="ce2" table:formula="of:=[.F16]/[.F6]-1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 iter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m iter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s iter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/>
        </table:table-row>
      </table:table>
      <table:table table:name="Dot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 dot</text:p>
          </table:table-cell>
          <table:table-cell office:value-type="float" office:value="0.0720541" calcext:value-type="float">
            <text:p>0.0720541</text:p>
          </table:table-cell>
          <table:table-cell office:value-type="float" office:value="0.346927" calcext:value-type="float">
            <text:p>0.346927</text:p>
          </table:table-cell>
          <table:table-cell office:value-type="float" office:value="0.60118" calcext:value-type="float">
            <text:p>0.60118</text:p>
          </table:table-cell>
          <table:table-cell office:value-type="float" office:value="1.28217" calcext:value-type="float">
            <text:p>1.28217</text:p>
          </table:table-cell>
          <table:table-cell/>
        </table:table-row>
        <table:table-row table:style-name="ro1">
          <table:table-cell office:value-type="string" calcext:value-type="string">
            <text:p>d wax</text:p>
          </table:table-cell>
          <table:table-cell office:value-type="float" office:value="0.0650876" calcext:value-type="float">
            <text:p>0.0650876</text:p>
          </table:table-cell>
          <table:table-cell office:value-type="float" office:value="0.416776" calcext:value-type="float">
            <text:p>0.416776</text:p>
          </table:table-cell>
          <table:table-cell office:value-type="float" office:value="0.745858" calcext:value-type="float">
            <text:p>0.745858</text:p>
          </table:table-cell>
          <table:table-cell office:value-type="float" office:value="1.52881" calcext:value-type="float">
            <text:p>1.52881</text:p>
          </table:table-cell>
          <table:table-cell/>
        </table:table-row>
        <table:table-row table:style-name="ro1">
          <table:table-cell office:value-type="string" calcext:value-type="string">
            <text:p>d mv</text:p>
          </table:table-cell>
          <table:table-cell office:value-type="float" office:value="1.11455" calcext:value-type="float">
            <text:p>1.11455</text:p>
          </table:table-cell>
          <table:table-cell office:value-type="float" office:value="3.89782" calcext:value-type="float">
            <text:p>3.89782</text:p>
          </table:table-cell>
          <table:table-cell office:value-type="float" office:value="6.06747" calcext:value-type="float">
            <text:p>6.06747</text:p>
          </table:table-cell>
          <table:table-cell office:value-type="float" office:value="15.2662" calcext:value-type="float">
            <text:p>15.2662</text:p>
          </table:table-cell>
          <table:table-cell/>
        </table:table-row>
        <table:table-row table:style-name="ro1">
          <table:table-cell office:value-type="string" calcext:value-type="string">
            <text:p>d mg</text:p>
          </table:table-cell>
          <table:table-cell office:value-type="float" office:value="21.0569" calcext:value-type="float">
            <text:p>21.0569</text:p>
          </table:table-cell>
          <table:table-cell office:value-type="float" office:value="65.3924" calcext:value-type="float">
            <text:p>65.3924</text:p>
          </table:table-cell>
          <table:table-cell office:value-type="float" office:value="118.158" calcext:value-type="float">
            <text:p>118.158</text:p>
          </table:table-cell>
          <table:table-cell office:value-type="float" office:value="248.556" calcext:value-type="float">
            <text:p>248.556</text:p>
          </table:table-cell>
          <table:table-cell/>
        </table:table-row>
        <table:table-row table:style-name="ro1">
          <table:table-cell office:value-type="string" calcext:value-type="string">
            <text:p>d cg</text:p>
          </table:table-cell>
          <table:table-cell office:value-type="float" office:value="22.3114" calcext:value-type="float">
            <text:p>22.3114</text:p>
          </table:table-cell>
          <table:table-cell office:value-type="float" office:value="70.0662" calcext:value-type="float">
            <text:p>70.0662</text:p>
          </table:table-cell>
          <table:table-cell office:value-type="float" office:value="125.6" calcext:value-type="float">
            <text:p>125.6</text:p>
          </table:table-cell>
          <table:table-cell office:value-type="float" office:value="266.693" calcext:value-type="float">
            <text:p>266.693</text:p>
          </table:table-cell>
          <table:table-cell/>
        </table:table-row>
        <table:table-row table:style-name="ro1">
          <table:table-cell office:value-type="string" calcext:value-type="string">
            <text:p>m dot</text:p>
          </table:table-cell>
          <table:table-cell office:value-type="float" office:value="0.0312352" calcext:value-type="float">
            <text:p>0.0312352</text:p>
          </table:table-cell>
          <table:table-cell office:value-type="float" office:value="0.175958" calcext:value-type="float">
            <text:p>0.175958</text:p>
          </table:table-cell>
          <table:table-cell office:value-type="float" office:value="0.278874" calcext:value-type="float">
            <text:p>0.278874</text:p>
          </table:table-cell>
          <table:table-cell office:value-type="float" office:value="0.740272" calcext:value-type="float">
            <text:p>0.740272</text:p>
          </table:table-cell>
          <table:table-cell/>
        </table:table-row>
        <table:table-row table:style-name="ro1">
          <table:table-cell office:value-type="string" calcext:value-type="string">
            <text:p>m wax</text:p>
          </table:table-cell>
          <table:table-cell office:value-type="float" office:value="0.0298152" calcext:value-type="float">
            <text:p>0.0298152</text:p>
          </table:table-cell>
          <table:table-cell office:value-type="float" office:value="0.227857" calcext:value-type="float">
            <text:p>0.227857</text:p>
          </table:table-cell>
          <table:table-cell office:value-type="float" office:value="0.397259" calcext:value-type="float">
            <text:p>0.397259</text:p>
          </table:table-cell>
          <table:table-cell office:value-type="float" office:value="0.894729" calcext:value-type="float">
            <text:p>0.894729</text:p>
          </table:table-cell>
          <table:table-cell/>
        </table:table-row>
        <table:table-row table:style-name="ro1">
          <table:table-cell office:value-type="string" calcext:value-type="string">
            <text:p>m mv</text:p>
          </table:table-cell>
          <table:table-cell office:value-type="float" office:value="0.825003" calcext:value-type="float">
            <text:p>0.825003</text:p>
          </table:table-cell>
          <table:table-cell office:value-type="float" office:value="3.16106" calcext:value-type="float">
            <text:p>3.16106</text:p>
          </table:table-cell>
          <table:table-cell office:value-type="float" office:value="5.05638" calcext:value-type="float">
            <text:p>5.05638</text:p>
          </table:table-cell>
          <table:table-cell office:value-type="float" office:value="11.4257" calcext:value-type="float">
            <text:p>11.4257</text:p>
          </table:table-cell>
          <table:table-cell/>
        </table:table-row>
        <table:table-row table:style-name="ro1">
          <table:table-cell office:value-type="string" calcext:value-type="string">
            <text:p>m mg</text:p>
          </table:table-cell>
          <table:table-cell office:value-type="float" office:value="18.7251" calcext:value-type="float">
            <text:p>18.7251</text:p>
          </table:table-cell>
          <table:table-cell office:value-type="float" office:value="56.9204" calcext:value-type="float">
            <text:p>56.9204</text:p>
          </table:table-cell>
          <table:table-cell office:value-type="float" office:value="99.4636" calcext:value-type="float">
            <text:p>99.4636</text:p>
          </table:table-cell>
          <table:table-cell office:value-type="float" office:value="217.081" calcext:value-type="float">
            <text:p>217.081</text:p>
          </table:table-cell>
          <table:table-cell/>
        </table:table-row>
        <table:table-row table:style-name="ro1">
          <table:table-cell office:value-type="string" calcext:value-type="string">
            <text:p>m cg</text:p>
          </table:table-cell>
          <table:table-cell office:value-type="float" office:value="19.6125" calcext:value-type="float">
            <text:p>19.6125</text:p>
          </table:table-cell>
          <table:table-cell office:value-type="float" office:value="60.4906" calcext:value-type="float">
            <text:p>60.4906</text:p>
          </table:table-cell>
          <table:table-cell office:value-type="float" office:value="105.208" calcext:value-type="float">
            <text:p>105.208</text:p>
          </table:table-cell>
          <table:table-cell office:value-type="float" office:value="230.171" calcext:value-type="float">
            <text:p>230.171</text:p>
          </table:table-cell>
          <table:table-cell/>
        </table:table-row>
        <table:table-row table:style-name="ro1">
          <table:table-cell office:value-type="string" calcext:value-type="string">
            <text:p>s dot</text:p>
          </table:table-cell>
          <table:table-cell office:value-type="float" office:value="0.0418594" calcext:value-type="float">
            <text:p>0.0418594</text:p>
          </table:table-cell>
          <table:table-cell office:value-type="float" office:value="0.182969" calcext:value-type="float">
            <text:p>0.182969</text:p>
          </table:table-cell>
          <table:table-cell office:value-type="float" office:value="0.354045" calcext:value-type="float">
            <text:p>0.354045</text:p>
          </table:table-cell>
          <table:table-cell office:value-type="float" office:value="0.71113" calcext:value-type="float">
            <text:p>0.71113</text:p>
          </table:table-cell>
          <table:table-cell/>
        </table:table-row>
        <table:table-row table:style-name="ro1">
          <table:table-cell office:value-type="string" calcext:value-type="string">
            <text:p>s wax</text:p>
          </table:table-cell>
          <table:table-cell office:value-type="float" office:value="0.0314512" calcext:value-type="float">
            <text:p>0.0314512</text:p>
          </table:table-cell>
          <table:table-cell office:value-type="float" office:value="0.237078" calcext:value-type="float">
            <text:p>0.237078</text:p>
          </table:table-cell>
          <table:table-cell office:value-type="float" office:value="0.44276" calcext:value-type="float">
            <text:p>0.44276</text:p>
          </table:table-cell>
          <table:table-cell office:value-type="float" office:value="0.883552" calcext:value-type="float">
            <text:p>0.883552</text:p>
          </table:table-cell>
          <table:table-cell/>
        </table:table-row>
        <table:table-row table:style-name="ro1">
          <table:table-cell office:value-type="string" calcext:value-type="string">
            <text:p>s mv</text:p>
          </table:table-cell>
          <table:table-cell office:value-type="float" office:value="0.556822" calcext:value-type="float">
            <text:p>0.556822</text:p>
          </table:table-cell>
          <table:table-cell office:value-type="float" office:value="3.13324" calcext:value-type="float">
            <text:p>3.13324</text:p>
          </table:table-cell>
          <table:table-cell office:value-type="float" office:value="5.22894" calcext:value-type="float">
            <text:p>5.22894</text:p>
          </table:table-cell>
          <table:table-cell office:value-type="float" office:value="10.9419" calcext:value-type="float">
            <text:p>10.9419</text:p>
          </table:table-cell>
          <table:table-cell/>
        </table:table-row>
        <table:table-row table:style-name="ro1">
          <table:table-cell office:value-type="string" calcext:value-type="string">
            <text:p>s mg</text:p>
          </table:table-cell>
          <table:table-cell office:value-type="float" office:value="18.1922" calcext:value-type="float">
            <text:p>18.1922</text:p>
          </table:table-cell>
          <table:table-cell office:value-type="float" office:value="57.0782" calcext:value-type="float">
            <text:p>57.0782</text:p>
          </table:table-cell>
          <table:table-cell office:value-type="float" office:value="99.8974" calcext:value-type="float">
            <text:p>99.8974</text:p>
          </table:table-cell>
          <table:table-cell office:value-type="float" office:value="220.79" calcext:value-type="float">
            <text:p>220.79</text:p>
          </table:table-cell>
          <table:table-cell/>
        </table:table-row>
        <table:table-row table:style-name="ro1">
          <table:table-cell office:value-type="string" calcext:value-type="string">
            <text:p>s cg</text:p>
          </table:table-cell>
          <table:table-cell office:value-type="float" office:value="18.8237" calcext:value-type="float">
            <text:p>18.8237</text:p>
          </table:table-cell>
          <table:table-cell office:value-type="float" office:value="60.6366" calcext:value-type="float">
            <text:p>60.6366</text:p>
          </table:table-cell>
          <table:table-cell office:value-type="float" office:value="105.935" calcext:value-type="float">
            <text:p>105.935</text:p>
          </table:table-cell>
          <table:table-cell office:value-type="float" office:value="233.354" calcext:value-type="float">
            <text:p>233.354</text:p>
          </table:table-cell>
          <table:table-cell/>
        </table:table-row>
        <table:table-row table:style-name="ro1">
          <table:table-cell office:value-type="string" calcext:value-type="string">
            <text:p>m/d dot</text:p>
          </table:table-cell>
          <table:table-cell table:style-name="ce1" table:formula="of:=[.B7]/[.B2]-1" office:value-type="percentage" office:value="-0.566503502229575" calcext:value-type="percentage">
            <text:p>-56.65%</text:p>
          </table:table-cell>
          <table:table-cell table:style-name="ce1" table:formula="of:=[.C7]/[.C2]-1" office:value-type="percentage" office:value="-0.492809726541895" calcext:value-type="percentage">
            <text:p>-49.28%</text:p>
          </table:table-cell>
          <table:table-cell table:style-name="ce1" table:formula="of:=[.D7]/[.D2]-1" office:value-type="percentage" office:value="-0.536122292824113" calcext:value-type="percentage">
            <text:p>-53.61%</text:p>
          </table:table-cell>
          <table:table-cell table:style-name="ce1" table:formula="of:=[.E7]/[.E2]-1" office:value-type="percentage" office:value="-0.422641303415304" calcext:value-type="percentage">
            <text:p>-42.26%</text:p>
          </table:table-cell>
          <table:table-cell table:style-name="ce1" table:formula="of:=[.F7]/[.F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dot</text:p>
          </table:table-cell>
          <table:table-cell table:style-name="ce2" table:formula="of:=[.B12]/[.B2]-1" office:value-type="percentage" office:value="-0.419055959341661" calcext:value-type="percentage">
            <text:p>-41.91%</text:p>
          </table:table-cell>
          <table:table-cell table:style-name="ce2" table:formula="of:=[.C12]/[.C2]-1" office:value-type="percentage" office:value="-0.472600864158742" calcext:value-type="percentage">
            <text:p>-47.26%</text:p>
          </table:table-cell>
          <table:table-cell table:style-name="ce2" table:formula="of:=[.D12]/[.D2]-1" office:value-type="percentage" office:value="-0.411083203034033" calcext:value-type="percentage">
            <text:p>-41.11%</text:p>
          </table:table-cell>
          <table:table-cell table:style-name="ce2" table:formula="of:=[.E12]/[.E2]-1" office:value-type="percentage" office:value="-0.445369958741821" calcext:value-type="percentage">
            <text:p>-44.54%</text:p>
          </table:table-cell>
          <table:table-cell table:style-name="ce2" table:formula="of:=[.F12]/[.F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/d wax</text:p>
          </table:table-cell>
          <table:table-cell table:style-name="ce1" table:formula="of:=[.B8]/[.B3]-1" office:value-type="percentage" office:value="-0.541921963630553" calcext:value-type="percentage">
            <text:p>-54.19%</text:p>
          </table:table-cell>
          <table:table-cell table:style-name="ce1" table:formula="of:=[.C8]/[.C3]-1" office:value-type="percentage" office:value="-0.453286657581051" calcext:value-type="percentage">
            <text:p>-45.33%</text:p>
          </table:table-cell>
          <table:table-cell table:style-name="ce1" table:formula="of:=[.D8]/[.D3]-1" office:value-type="percentage" office:value="-0.467379849783739" calcext:value-type="percentage">
            <text:p>-46.74%</text:p>
          </table:table-cell>
          <table:table-cell table:style-name="ce1" table:formula="of:=[.E8]/[.E3]-1" office:value-type="percentage" office:value="-0.414754613065064" calcext:value-type="percentage">
            <text:p>-41.48%</text:p>
          </table:table-cell>
          <table:table-cell table:style-name="ce1" table:formula="of:=[.F8]/[.F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wax</text:p>
          </table:table-cell>
          <table:table-cell table:style-name="ce2" table:formula="of:=[.B13]/[.B3]-1" office:value-type="percentage" office:value="-0.516786607587313" calcext:value-type="percentage">
            <text:p>-51.68%</text:p>
          </table:table-cell>
          <table:table-cell table:style-name="ce2" table:formula="of:=[.C13]/[.C3]-1" office:value-type="percentage" office:value="-0.431162063074649" calcext:value-type="percentage">
            <text:p>-43.12%</text:p>
          </table:table-cell>
          <table:table-cell table:style-name="ce2" table:formula="of:=[.D13]/[.D3]-1" office:value-type="percentage" office:value="-0.406374940001984" calcext:value-type="percentage">
            <text:p>-40.64%</text:p>
          </table:table-cell>
          <table:table-cell table:style-name="ce2" table:formula="of:=[.E13]/[.E3]-1" office:value-type="percentage" office:value="-0.422065528090476" calcext:value-type="percentage">
            <text:p>-42.21%</text:p>
          </table:table-cell>
          <table:table-cell table:style-name="ce2" table:formula="of:=[.F13]/[.F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/d mv</text:p>
          </table:table-cell>
          <table:table-cell table:style-name="ce1" table:formula="of:=[.B9]/[.B4]-1" office:value-type="percentage" office:value="-0.259788255349693" calcext:value-type="percentage">
            <text:p>-25.98%</text:p>
          </table:table-cell>
          <table:table-cell table:style-name="ce1" table:formula="of:=[.C9]/[.C4]-1" office:value-type="percentage" office:value="-0.189018476994833" calcext:value-type="percentage">
            <text:p>-18.90%</text:p>
          </table:table-cell>
          <table:table-cell table:style-name="ce1" table:formula="of:=[.D9]/[.D4]-1" office:value-type="percentage" office:value="-0.166641120598866" calcext:value-type="percentage">
            <text:p>-16.66%</text:p>
          </table:table-cell>
          <table:table-cell table:style-name="ce1" table:formula="of:=[.E9]/[.E4]-1" office:value-type="percentage" office:value="-0.251568825247933" calcext:value-type="percentage">
            <text:p>-25.16%</text:p>
          </table:table-cell>
          <table:table-cell table:style-name="ce1" table:formula="of:=[.F9]/[.F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mv</text:p>
          </table:table-cell>
          <table:table-cell table:style-name="ce2" table:formula="of:=[.B14]/[.B4]-1" office:value-type="percentage" office:value="-0.500406442061819" calcext:value-type="percentage">
            <text:p>-50.04%</text:p>
          </table:table-cell>
          <table:table-cell table:style-name="ce2" table:formula="of:=[.C14]/[.C4]-1" office:value-type="percentage" office:value="-0.196155799908667" calcext:value-type="percentage">
            <text:p>-19.62%</text:p>
          </table:table-cell>
          <table:table-cell table:style-name="ce2" table:formula="of:=[.D14]/[.D4]-1" office:value-type="percentage" office:value="-0.138200930536121" calcext:value-type="percentage">
            <text:p>-13.82%</text:p>
          </table:table-cell>
          <table:table-cell table:style-name="ce2" table:formula="of:=[.E14]/[.E4]-1" office:value-type="percentage" office:value="-0.283259750298044" calcext:value-type="percentage">
            <text:p>-28.33%</text:p>
          </table:table-cell>
          <table:table-cell table:style-name="ce2" table:formula="of:=[.F14]/[.F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/d mg</text:p>
          </table:table-cell>
          <table:table-cell table:style-name="ce1" table:formula="of:=[.B10]/[.B5]-1" office:value-type="percentage" office:value="-0.110738047860796" calcext:value-type="percentage">
            <text:p>-11.07%</text:p>
          </table:table-cell>
          <table:table-cell table:style-name="ce1" table:formula="of:=[.C10]/[.C5]-1" office:value-type="percentage" office:value="-0.129556339880475" calcext:value-type="percentage">
            <text:p>-12.96%</text:p>
          </table:table-cell>
          <table:table-cell table:style-name="ce1" table:formula="of:=[.D10]/[.D5]-1" office:value-type="percentage" office:value="-0.15821527107771" calcext:value-type="percentage">
            <text:p>-15.82%</text:p>
          </table:table-cell>
          <table:table-cell table:style-name="ce1" table:formula="of:=[.E10]/[.E5]-1" office:value-type="percentage" office:value="-0.126631423099825" calcext:value-type="percentage">
            <text:p>-12.66%</text:p>
          </table:table-cell>
          <table:table-cell table:style-name="ce1" table:formula="of:=[.F10]/[.F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mg</text:p>
          </table:table-cell>
          <table:table-cell table:style-name="ce2" table:formula="of:=[.B15]/[.B5]-1" office:value-type="percentage" office:value="-0.136045666741068" calcext:value-type="percentage">
            <text:p>-13.60%</text:p>
          </table:table-cell>
          <table:table-cell table:style-name="ce2" table:formula="of:=[.C15]/[.C5]-1" office:value-type="percentage" office:value="-0.127143215419529" calcext:value-type="percentage">
            <text:p>-12.71%</text:p>
          </table:table-cell>
          <table:table-cell table:style-name="ce2" table:formula="of:=[.D15]/[.D5]-1" office:value-type="percentage" office:value="-0.154543915773794" calcext:value-type="percentage">
            <text:p>-15.45%</text:p>
          </table:table-cell>
          <table:table-cell table:style-name="ce2" table:formula="of:=[.E15]/[.E5]-1" office:value-type="percentage" office:value="-0.111709232527076" calcext:value-type="percentage">
            <text:p>-11.17%</text:p>
          </table:table-cell>
          <table:table-cell table:style-name="ce2" table:formula="of:=[.F15]/[.F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/d cg</text:p>
          </table:table-cell>
          <table:table-cell table:style-name="ce1" table:formula="of:=[.B11]/[.B6]-1" office:value-type="percentage" office:value="-0.120965067185385" calcext:value-type="percentage">
            <text:p>-12.10%</text:p>
          </table:table-cell>
          <table:table-cell table:style-name="ce1" table:formula="of:=[.C11]/[.C6]-1" office:value-type="percentage" office:value="-0.136665039633946" calcext:value-type="percentage">
            <text:p>-13.67%</text:p>
          </table:table-cell>
          <table:table-cell table:style-name="ce1" table:formula="of:=[.D11]/[.D6]-1" office:value-type="percentage" office:value="-0.162356687898089" calcext:value-type="percentage">
            <text:p>-16.24%</text:p>
          </table:table-cell>
          <table:table-cell table:style-name="ce1" table:formula="of:=[.E11]/[.E6]-1" office:value-type="percentage" office:value="-0.136943976782293" calcext:value-type="percentage">
            <text:p>-13.69%</text:p>
          </table:table-cell>
          <table:table-cell table:style-name="ce1" table:formula="of:=[.F11]/[.F6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/d cg</text:p>
          </table:table-cell>
          <table:table-cell table:style-name="ce2" table:formula="of:=[.B16]/[.B6]-1" office:value-type="percentage" office:value="-0.156319191086171" calcext:value-type="percentage">
            <text:p>-15.63%</text:p>
          </table:table-cell>
          <table:table-cell table:style-name="ce2" table:formula="of:=[.C16]/[.C6]-1" office:value-type="percentage" office:value="-0.134581295974378" calcext:value-type="percentage">
            <text:p>-13.46%</text:p>
          </table:table-cell>
          <table:table-cell table:style-name="ce2" table:formula="of:=[.D16]/[.D6]-1" office:value-type="percentage" office:value="-0.15656847133758" calcext:value-type="percentage">
            <text:p>-15.66%</text:p>
          </table:table-cell>
          <table:table-cell table:style-name="ce2" table:formula="of:=[.E16]/[.E6]-1" office:value-type="percentage" office:value="-0.125008905370595" calcext:value-type="percentage">
            <text:p>-12.50%</text:p>
          </table:table-cell>
          <table:table-cell table:style-name="ce2" table:formula="of:=[.F16]/[.F6]-1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 iter</text:p>
          </table:table-cell>
          <table:table-cell table:number-columns-repeated="4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m it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s iter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203" calcext:value-type="float">
            <text:p>203</text:p>
          </table:table-cell>
          <table:table-cell/>
        </table:table-row>
      </table:table>
      <table:table table:name="SPMV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 dot</text:p>
          </table:table-cell>
          <table:table-cell office:value-type="float" office:value="0.0767746" calcext:value-type="float">
            <text:p>0.0767746</text:p>
          </table:table-cell>
          <table:table-cell office:value-type="float" office:value="0.352824" calcext:value-type="float">
            <text:p>0.352824</text:p>
          </table:table-cell>
          <table:table-cell office:value-type="float" office:value="0.573904" calcext:value-type="float">
            <text:p>0.573904</text:p>
          </table:table-cell>
          <table:table-cell office:value-type="float" office:value="1.47543" calcext:value-type="float">
            <text:p>1.47543</text:p>
          </table:table-cell>
          <table:table-cell office:value-type="float" office:value="2.13762" calcext:value-type="float">
            <text:p>2.13762</text:p>
          </table:table-cell>
        </table:table-row>
        <table:table-row table:style-name="ro1">
          <table:table-cell office:value-type="string" calcext:value-type="string">
            <text:p>d wax</text:p>
          </table:table-cell>
          <table:table-cell office:value-type="float" office:value="0.0695255" calcext:value-type="float">
            <text:p>0.0695255</text:p>
          </table:table-cell>
          <table:table-cell office:value-type="float" office:value="0.431704" calcext:value-type="float">
            <text:p>0.431704</text:p>
          </table:table-cell>
          <table:table-cell office:value-type="float" office:value="0.736676" calcext:value-type="float">
            <text:p>0.736676</text:p>
          </table:table-cell>
          <table:table-cell office:value-type="float" office:value="1.68939" calcext:value-type="float">
            <text:p>1.68939</text:p>
          </table:table-cell>
          <table:table-cell office:value-type="float" office:value="2.57154" calcext:value-type="float">
            <text:p>2.57154</text:p>
          </table:table-cell>
        </table:table-row>
        <table:table-row table:style-name="ro1">
          <table:table-cell office:value-type="string" calcext:value-type="string">
            <text:p>d mv</text:p>
          </table:table-cell>
          <table:table-cell office:value-type="float" office:value="1.04849" calcext:value-type="float">
            <text:p>1.04849</text:p>
          </table:table-cell>
          <table:table-cell office:value-type="float" office:value="3.67982" calcext:value-type="float">
            <text:p>3.67982</text:p>
          </table:table-cell>
          <table:table-cell office:value-type="float" office:value="7.02464" calcext:value-type="float">
            <text:p>7.02464</text:p>
          </table:table-cell>
          <table:table-cell office:value-type="float" office:value="16.0526" calcext:value-type="float">
            <text:p>16.0526</text:p>
          </table:table-cell>
          <table:table-cell office:value-type="float" office:value="27.6583" calcext:value-type="float">
            <text:p>27.6583</text:p>
          </table:table-cell>
        </table:table-row>
        <table:table-row table:style-name="ro1">
          <table:table-cell office:value-type="string" calcext:value-type="string">
            <text:p>d mg</text:p>
          </table:table-cell>
          <table:table-cell office:value-type="float" office:value="21.0613" calcext:value-type="float">
            <text:p>21.0613</text:p>
          </table:table-cell>
          <table:table-cell office:value-type="float" office:value="66.5266" calcext:value-type="float">
            <text:p>66.5266</text:p>
          </table:table-cell>
          <table:table-cell office:value-type="float" office:value="118.075" calcext:value-type="float">
            <text:p>118.075</text:p>
          </table:table-cell>
          <table:table-cell office:value-type="float" office:value="246.315" calcext:value-type="float">
            <text:p>246.315</text:p>
          </table:table-cell>
          <table:table-cell office:value-type="float" office:value="394.013" calcext:value-type="float">
            <text:p>394.013</text:p>
          </table:table-cell>
        </table:table-row>
        <table:table-row table:style-name="ro1">
          <table:table-cell office:value-type="string" calcext:value-type="string">
            <text:p>d cg</text:p>
          </table:table-cell>
          <table:table-cell office:value-type="float" office:value="22.259" calcext:value-type="float">
            <text:p>22.259</text:p>
          </table:table-cell>
          <table:table-cell office:value-type="float" office:value="71.0035" calcext:value-type="float">
            <text:p>71.0035</text:p>
          </table:table-cell>
          <table:table-cell office:value-type="float" office:value="126.438" calcext:value-type="float">
            <text:p>126.438</text:p>
          </table:table-cell>
          <table:table-cell office:value-type="float" office:value="265.59" calcext:value-type="float">
            <text:p>265.59</text:p>
          </table:table-cell>
          <table:table-cell office:value-type="float" office:value="426.477" calcext:value-type="float">
            <text:p>426.477</text:p>
          </table:table-cell>
        </table:table-row>
        <table:table-row table:style-name="ro1">
          <table:table-cell office:value-type="string" calcext:value-type="string">
            <text:p>m dot</text:p>
          </table:table-cell>
          <table:table-cell office:value-type="float" office:value="0.0366681" calcext:value-type="float">
            <text:p>0.0366681</text:p>
          </table:table-cell>
          <table:table-cell office:value-type="float" office:value="0.189836" calcext:value-type="float">
            <text:p>0.189836</text:p>
          </table:table-cell>
          <table:table-cell office:value-type="float" office:value="0.280747" calcext:value-type="float">
            <text:p>0.280747</text:p>
          </table:table-cell>
          <table:table-cell office:value-type="float" office:value="0.692828" calcext:value-type="float">
            <text:p>0.692828</text:p>
          </table:table-cell>
          <table:table-cell office:value-type="float" office:value="1.1197" calcext:value-type="float">
            <text:p>1.1197</text:p>
          </table:table-cell>
        </table:table-row>
        <table:table-row table:style-name="ro1">
          <table:table-cell office:value-type="string" calcext:value-type="string">
            <text:p>m wax</text:p>
          </table:table-cell>
          <table:table-cell office:value-type="float" office:value="0.0310113" calcext:value-type="float">
            <text:p>0.0310113</text:p>
          </table:table-cell>
          <table:table-cell office:value-type="float" office:value="0.245213" calcext:value-type="float">
            <text:p>0.245213</text:p>
          </table:table-cell>
          <table:table-cell office:value-type="float" office:value="0.377953" calcext:value-type="float">
            <text:p>0.377953</text:p>
          </table:table-cell>
          <table:table-cell office:value-type="float" office:value="0.903075" calcext:value-type="float">
            <text:p>0.903075</text:p>
          </table:table-cell>
          <table:table-cell office:value-type="float" office:value="1.43248" calcext:value-type="float">
            <text:p>1.43248</text:p>
          </table:table-cell>
        </table:table-row>
        <table:table-row table:style-name="ro1">
          <table:table-cell office:value-type="string" calcext:value-type="string">
            <text:p>m mv</text:p>
          </table:table-cell>
          <table:table-cell office:value-type="float" office:value="0.807649" calcext:value-type="float">
            <text:p>0.807649</text:p>
          </table:table-cell>
          <table:table-cell office:value-type="float" office:value="2.78524" calcext:value-type="float">
            <text:p>2.78524</text:p>
          </table:table-cell>
          <table:table-cell office:value-type="float" office:value="6.04111" calcext:value-type="float">
            <text:p>6.04111</text:p>
          </table:table-cell>
          <table:table-cell office:value-type="float" office:value="10.5229" calcext:value-type="float">
            <text:p>10.5229</text:p>
          </table:table-cell>
          <table:table-cell office:value-type="float" office:value="19.6831" calcext:value-type="float">
            <text:p>19.6831</text:p>
          </table:table-cell>
        </table:table-row>
        <table:table-row table:style-name="ro1">
          <table:table-cell office:value-type="string" calcext:value-type="string">
            <text:p>m mg</text:p>
          </table:table-cell>
          <table:table-cell office:value-type="float" office:value="18.2757" calcext:value-type="float">
            <text:p>18.2757</text:p>
          </table:table-cell>
          <table:table-cell office:value-type="float" office:value="56.98" calcext:value-type="float">
            <text:p>56.98</text:p>
          </table:table-cell>
          <table:table-cell office:value-type="float" office:value="101.346" calcext:value-type="float">
            <text:p>101.346</text:p>
          </table:table-cell>
          <table:table-cell office:value-type="float" office:value="220.142" calcext:value-type="float">
            <text:p>220.142</text:p>
          </table:table-cell>
          <table:table-cell office:value-type="float" office:value="335.022" calcext:value-type="float">
            <text:p>335.022</text:p>
          </table:table-cell>
        </table:table-row>
        <table:table-row table:style-name="ro1">
          <table:table-cell office:value-type="string" calcext:value-type="string">
            <text:p>m cg</text:p>
          </table:table-cell>
          <table:table-cell office:value-type="float" office:value="19.1523" calcext:value-type="float">
            <text:p>19.1523</text:p>
          </table:table-cell>
          <table:table-cell office:value-type="float" office:value="60.2053" calcext:value-type="float">
            <text:p>60.2053</text:p>
          </table:table-cell>
          <table:table-cell office:value-type="float" office:value="108.058" calcext:value-type="float">
            <text:p>108.058</text:p>
          </table:table-cell>
          <table:table-cell office:value-type="float" office:value="232.289" calcext:value-type="float">
            <text:p>232.289</text:p>
          </table:table-cell>
          <table:table-cell office:value-type="float" office:value="357.306" calcext:value-type="float">
            <text:p>357.306</text:p>
          </table:table-cell>
        </table:table-row>
        <table:table-row table:style-name="ro1">
          <table:table-cell office:value-type="string" calcext:value-type="string">
            <text:p>s dot</text:p>
          </table:table-cell>
          <table:table-cell office:value-type="float" office:value="0.0300763" calcext:value-type="float">
            <text:p>0.0300763</text:p>
          </table:table-cell>
          <table:table-cell office:value-type="float" office:value="0.152871" calcext:value-type="float">
            <text:p>0.152871</text:p>
          </table:table-cell>
          <table:table-cell office:value-type="float" office:value="0.327014" calcext:value-type="float">
            <text:p>0.327014</text:p>
          </table:table-cell>
          <table:table-cell office:value-type="float" office:value="0.721265" calcext:value-type="float">
            <text:p>0.721265</text:p>
          </table:table-cell>
          <table:table-cell office:value-type="float" office:value="1.1464" calcext:value-type="float">
            <text:p>1.1464</text:p>
          </table:table-cell>
        </table:table-row>
        <table:table-row table:style-name="ro1">
          <table:table-cell office:value-type="string" calcext:value-type="string">
            <text:p>s wax</text:p>
          </table:table-cell>
          <table:table-cell office:value-type="float" office:value="0.0275288" calcext:value-type="float">
            <text:p>0.0275288</text:p>
          </table:table-cell>
          <table:table-cell office:value-type="float" office:value="0.200937" calcext:value-type="float">
            <text:p>0.200937</text:p>
          </table:table-cell>
          <table:table-cell office:value-type="float" office:value="0.410878" calcext:value-type="float">
            <text:p>0.410878</text:p>
          </table:table-cell>
          <table:table-cell office:value-type="float" office:value="0.903588" calcext:value-type="float">
            <text:p>0.903588</text:p>
          </table:table-cell>
          <table:table-cell office:value-type="float" office:value="1.38513" calcext:value-type="float">
            <text:p>1.38513</text:p>
          </table:table-cell>
        </table:table-row>
        <table:table-row table:style-name="ro1">
          <table:table-cell office:value-type="string" calcext:value-type="string">
            <text:p>s mv</text:p>
          </table:table-cell>
          <table:table-cell office:value-type="float" office:value="0.764047" calcext:value-type="float">
            <text:p>0.764047</text:p>
          </table:table-cell>
          <table:table-cell office:value-type="float" office:value="2.98455" calcext:value-type="float">
            <text:p>2.98455</text:p>
          </table:table-cell>
          <table:table-cell office:value-type="float" office:value="5.6483" calcext:value-type="float">
            <text:p>5.6483</text:p>
          </table:table-cell>
          <table:table-cell office:value-type="float" office:value="11.9944" calcext:value-type="float">
            <text:p>11.9944</text:p>
          </table:table-cell>
          <table:table-cell office:value-type="float" office:value="18.228" calcext:value-type="float">
            <text:p>18.228</text:p>
          </table:table-cell>
        </table:table-row>
        <table:table-row table:style-name="ro1">
          <table:table-cell office:value-type="string" calcext:value-type="string">
            <text:p>s mg</text:p>
          </table:table-cell>
          <table:table-cell office:value-type="float" office:value="18.2664" calcext:value-type="float">
            <text:p>18.2664</text:p>
          </table:table-cell>
          <table:table-cell office:value-type="float" office:value="57.4639" calcext:value-type="float">
            <text:p>57.4639</text:p>
          </table:table-cell>
          <table:table-cell office:value-type="float" office:value="99.4404" calcext:value-type="float">
            <text:p>99.4404</text:p>
          </table:table-cell>
          <table:table-cell office:value-type="float" office:value="213.661" calcext:value-type="float">
            <text:p>213.661</text:p>
          </table:table-cell>
          <table:table-cell office:value-type="float" office:value="341.274" calcext:value-type="float">
            <text:p>341.274</text:p>
          </table:table-cell>
        </table:table-row>
        <table:table-row table:style-name="ro1">
          <table:table-cell office:value-type="string" calcext:value-type="string">
            <text:p>s cg</text:p>
          </table:table-cell>
          <table:table-cell office:value-type="float" office:value="19.0893" calcext:value-type="float">
            <text:p>19.0893</text:p>
          </table:table-cell>
          <table:table-cell office:value-type="float" office:value="60.8073" calcext:value-type="float">
            <text:p>60.8073</text:p>
          </table:table-cell>
          <table:table-cell office:value-type="float" office:value="105.839" calcext:value-type="float">
            <text:p>105.839</text:p>
          </table:table-cell>
          <table:table-cell office:value-type="float" office:value="227.307" calcext:value-type="float">
            <text:p>227.307</text:p>
          </table:table-cell>
          <table:table-cell office:value-type="float" office:value="362.081" calcext:value-type="float">
            <text:p>362.081</text:p>
          </table:table-cell>
        </table:table-row>
        <table:table-row table:style-name="ro1">
          <table:table-cell office:value-type="string" calcext:value-type="string">
            <text:p>m/d dot</text:p>
          </table:table-cell>
          <table:table-cell table:style-name="ce1" table:formula="of:=[.B7]/[.B2]-1" office:value-type="percentage" office:value="-0.522392822626233" calcext:value-type="percentage">
            <text:p>-52.24%</text:p>
          </table:table-cell>
          <table:table-cell table:style-name="ce1" table:formula="of:=[.C7]/[.C2]-1" office:value-type="percentage" office:value="-0.461952701630275" calcext:value-type="percentage">
            <text:p>-46.20%</text:p>
          </table:table-cell>
          <table:table-cell table:style-name="ce1" table:formula="of:=[.D7]/[.D2]-1" office:value-type="percentage" office:value="-0.510811912793777" calcext:value-type="percentage">
            <text:p>-51.08%</text:p>
          </table:table-cell>
          <table:table-cell table:style-name="ce1" table:formula="of:=[.E7]/[.E2]-1" office:value-type="percentage" office:value="-0.530422995330175" calcext:value-type="percentage">
            <text:p>-53.04%</text:p>
          </table:table-cell>
          <table:table-cell table:style-name="ce1" table:formula="of:=[.F7]/[.F2]-1" office:value-type="percentage" office:value="-0.476193149390444" calcext:value-type="percentage">
            <text:p>-47.62%</text:p>
          </table:table-cell>
        </table:table-row>
        <table:table-row table:style-name="ro1">
          <table:table-cell office:value-type="string" calcext:value-type="string">
            <text:p>s/d dot</text:p>
          </table:table-cell>
          <table:table-cell table:style-name="ce2" table:formula="of:=[.B12]/[.B2]-1" office:value-type="percentage" office:value="-0.608251947909856" calcext:value-type="percentage">
            <text:p>-60.83%</text:p>
          </table:table-cell>
          <table:table-cell table:style-name="ce2" table:formula="of:=[.C12]/[.C2]-1" office:value-type="percentage" office:value="-0.566721651588327" calcext:value-type="percentage">
            <text:p>-56.67%</text:p>
          </table:table-cell>
          <table:table-cell table:style-name="ce2" table:formula="of:=[.D12]/[.D2]-1" office:value-type="percentage" office:value="-0.430193900025091" calcext:value-type="percentage">
            <text:p>-43.02%</text:p>
          </table:table-cell>
          <table:table-cell table:style-name="ce2" table:formula="of:=[.E12]/[.E2]-1" office:value-type="percentage" office:value="-0.511149292070786" calcext:value-type="percentage">
            <text:p>-51.11%</text:p>
          </table:table-cell>
          <table:table-cell table:style-name="ce2" table:formula="of:=[.F12]/[.F2]-1" office:value-type="percentage" office:value="-0.463702622542828" calcext:value-type="percentage">
            <text:p>-46.37%</text:p>
          </table:table-cell>
        </table:table-row>
        <table:table-row table:style-name="ro1">
          <table:table-cell office:value-type="string" calcext:value-type="string">
            <text:p>m/d wax</text:p>
          </table:table-cell>
          <table:table-cell table:style-name="ce1" table:formula="of:=[.B8]/[.B3]-1" office:value-type="percentage" office:value="-0.553957900338725" calcext:value-type="percentage">
            <text:p>-55.40%</text:p>
          </table:table-cell>
          <table:table-cell table:style-name="ce1" table:formula="of:=[.C8]/[.C3]-1" office:value-type="percentage" office:value="-0.431988121490651" calcext:value-type="percentage">
            <text:p>-43.20%</text:p>
          </table:table-cell>
          <table:table-cell table:style-name="ce1" table:formula="of:=[.D8]/[.D3]-1" office:value-type="percentage" office:value="-0.486948129163974" calcext:value-type="percentage">
            <text:p>-48.69%</text:p>
          </table:table-cell>
          <table:table-cell table:style-name="ce1" table:formula="of:=[.E8]/[.E3]-1" office:value-type="percentage" office:value="-0.465443148118552" calcext:value-type="percentage">
            <text:p>-46.54%</text:p>
          </table:table-cell>
          <table:table-cell table:style-name="ce1" table:formula="of:=[.F8]/[.F3]-1" office:value-type="percentage" office:value="-0.442948583339166" calcext:value-type="percentage">
            <text:p>-44.29%</text:p>
          </table:table-cell>
        </table:table-row>
        <table:table-row table:style-name="ro1">
          <table:table-cell office:value-type="string" calcext:value-type="string">
            <text:p>s/d wax</text:p>
          </table:table-cell>
          <table:table-cell table:style-name="ce2" table:formula="of:=[.B13]/[.B3]-1" office:value-type="percentage" office:value="-0.604047435832896" calcext:value-type="percentage">
            <text:p>-60.40%</text:p>
          </table:table-cell>
          <table:table-cell table:style-name="ce2" table:formula="of:=[.C13]/[.C3]-1" office:value-type="percentage" office:value="-0.534549135518781" calcext:value-type="percentage">
            <text:p>-53.45%</text:p>
          </table:table-cell>
          <table:table-cell table:style-name="ce2" table:formula="of:=[.D13]/[.D3]-1" office:value-type="percentage" office:value="-0.442254125287101" calcext:value-type="percentage">
            <text:p>-44.23%</text:p>
          </table:table-cell>
          <table:table-cell table:style-name="ce2" table:formula="of:=[.E13]/[.E3]-1" office:value-type="percentage" office:value="-0.465139488217641" calcext:value-type="percentage">
            <text:p>-46.51%</text:p>
          </table:table-cell>
          <table:table-cell table:style-name="ce2" table:formula="of:=[.F13]/[.F3]-1" office:value-type="percentage" office:value="-0.461361674327446" calcext:value-type="percentage">
            <text:p>-46.14%</text:p>
          </table:table-cell>
        </table:table-row>
        <table:table-row table:style-name="ro1">
          <table:table-cell office:value-type="string" calcext:value-type="string">
            <text:p>m/d mv</text:p>
          </table:table-cell>
          <table:table-cell table:style-name="ce1" table:formula="of:=[.B9]/[.B4]-1" office:value-type="percentage" office:value="-0.229702715333479" calcext:value-type="percentage">
            <text:p>-22.97%</text:p>
          </table:table-cell>
          <table:table-cell table:style-name="ce1" table:formula="of:=[.C9]/[.C4]-1" office:value-type="percentage" office:value="-0.243104282274676" calcext:value-type="percentage">
            <text:p>-24.31%</text:p>
          </table:table-cell>
          <table:table-cell table:style-name="ce1" table:formula="of:=[.D9]/[.D4]-1" office:value-type="percentage" office:value="-0.140011445426385" calcext:value-type="percentage">
            <text:p>-14.00%</text:p>
          </table:table-cell>
          <table:table-cell table:style-name="ce1" table:formula="of:=[.E9]/[.E4]-1" office:value-type="percentage" office:value="-0.344473792407461" calcext:value-type="percentage">
            <text:p>-34.45%</text:p>
          </table:table-cell>
          <table:table-cell table:style-name="ce1" table:formula="of:=[.F9]/[.F4]-1" office:value-type="percentage" office:value="-0.288347440008967" calcext:value-type="percentage">
            <text:p>-28.83%</text:p>
          </table:table-cell>
        </table:table-row>
        <table:table-row table:style-name="ro1">
          <table:table-cell office:value-type="string" calcext:value-type="string">
            <text:p>s/d mv</text:p>
          </table:table-cell>
          <table:table-cell table:style-name="ce2" table:formula="of:=[.B14]/[.B4]-1" office:value-type="percentage" office:value="-0.271288233554922" calcext:value-type="percentage">
            <text:p>-27.13%</text:p>
          </table:table-cell>
          <table:table-cell table:style-name="ce2" table:formula="of:=[.C14]/[.C4]-1" office:value-type="percentage" office:value="-0.188941306911751" calcext:value-type="percentage">
            <text:p>-18.89%</text:p>
          </table:table-cell>
          <table:table-cell table:style-name="ce2" table:formula="of:=[.D14]/[.D4]-1" office:value-type="percentage" office:value="-0.195930325255102" calcext:value-type="percentage">
            <text:p>-19.59%</text:p>
          </table:table-cell>
          <table:table-cell table:style-name="ce2" table:formula="of:=[.E14]/[.E4]-1" office:value-type="percentage" office:value="-0.252806398963408" calcext:value-type="percentage">
            <text:p>-25.28%</text:p>
          </table:table-cell>
          <table:table-cell table:style-name="ce2" table:formula="of:=[.F14]/[.F4]-1" office:value-type="percentage" office:value="-0.340957325649082" calcext:value-type="percentage">
            <text:p>-34.10%</text:p>
          </table:table-cell>
        </table:table-row>
        <table:table-row table:style-name="ro1">
          <table:table-cell office:value-type="string" calcext:value-type="string">
            <text:p>m/d mg</text:p>
          </table:table-cell>
          <table:table-cell table:style-name="ce1" table:formula="of:=[.B10]/[.B5]-1" office:value-type="percentage" office:value="-0.132261541310365" calcext:value-type="percentage">
            <text:p>-13.23%</text:p>
          </table:table-cell>
          <table:table-cell table:style-name="ce1" table:formula="of:=[.C10]/[.C5]-1" office:value-type="percentage" office:value="-0.143500494539027" calcext:value-type="percentage">
            <text:p>-14.35%</text:p>
          </table:table-cell>
          <table:table-cell table:style-name="ce1" table:formula="of:=[.D10]/[.D5]-1" office:value-type="percentage" office:value="-0.141681134871903" calcext:value-type="percentage">
            <text:p>-14.17%</text:p>
          </table:table-cell>
          <table:table-cell table:style-name="ce1" table:formula="of:=[.E10]/[.E5]-1" office:value-type="percentage" office:value="-0.106258246554209" calcext:value-type="percentage">
            <text:p>-10.63%</text:p>
          </table:table-cell>
          <table:table-cell table:style-name="ce1" table:formula="of:=[.F10]/[.F5]-1" office:value-type="percentage" office:value="-0.149718410306259" calcext:value-type="percentage">
            <text:p>-14.97%</text:p>
          </table:table-cell>
        </table:table-row>
        <table:table-row table:style-name="ro1">
          <table:table-cell office:value-type="string" calcext:value-type="string">
            <text:p>s/d mg</text:p>
          </table:table-cell>
          <table:table-cell table:style-name="ce2" table:formula="of:=[.B15]/[.B5]-1" office:value-type="percentage" office:value="-0.132703109494665" calcext:value-type="percentage">
            <text:p>-13.27%</text:p>
          </table:table-cell>
          <table:table-cell table:style-name="ce2" table:formula="of:=[.C15]/[.C5]-1" office:value-type="percentage" office:value="-0.13622671232259" calcext:value-type="percentage">
            <text:p>-13.62%</text:p>
          </table:table-cell>
          <table:table-cell table:style-name="ce2" table:formula="of:=[.D15]/[.D5]-1" office:value-type="percentage" office:value="-0.157820029642177" calcext:value-type="percentage">
            <text:p>-15.78%</text:p>
          </table:table-cell>
          <table:table-cell table:style-name="ce2" table:formula="of:=[.E15]/[.E5]-1" office:value-type="percentage" office:value="-0.13257008302377" calcext:value-type="percentage">
            <text:p>-13.26%</text:p>
          </table:table-cell>
          <table:table-cell table:style-name="ce2" table:formula="of:=[.F15]/[.F5]-1" office:value-type="percentage" office:value="-0.133850913548538" calcext:value-type="percentage">
            <text:p>-13.39%</text:p>
          </table:table-cell>
        </table:table-row>
        <table:table-row table:style-name="ro1">
          <table:table-cell office:value-type="string" calcext:value-type="string">
            <text:p>m/d cg</text:p>
          </table:table-cell>
          <table:table-cell table:style-name="ce1" table:formula="of:=[.B11]/[.B6]-1" office:value-type="percentage" office:value="-0.139570510804618" calcext:value-type="percentage">
            <text:p>-13.96%</text:p>
          </table:table-cell>
          <table:table-cell table:style-name="ce1" table:formula="of:=[.C11]/[.C6]-1" office:value-type="percentage" office:value="-0.152079827050779" calcext:value-type="percentage">
            <text:p>-15.21%</text:p>
          </table:table-cell>
          <table:table-cell table:style-name="ce1" table:formula="of:=[.D11]/[.D6]-1" office:value-type="percentage" office:value="-0.145367690093168" calcext:value-type="percentage">
            <text:p>-14.54%</text:p>
          </table:table-cell>
          <table:table-cell table:style-name="ce1" table:formula="of:=[.E11]/[.E6]-1" office:value-type="percentage" office:value="-0.125384991904816" calcext:value-type="percentage">
            <text:p>-12.54%</text:p>
          </table:table-cell>
          <table:table-cell table:style-name="ce1" table:formula="of:=[.F11]/[.F6]-1" office:value-type="percentage" office:value="-0.162191630498245" calcext:value-type="percentage">
            <text:p>-16.22%</text:p>
          </table:table-cell>
        </table:table-row>
        <table:table-row table:style-name="ro1">
          <table:table-cell office:value-type="string" calcext:value-type="string">
            <text:p>s/d cg</text:p>
          </table:table-cell>
          <table:table-cell table:style-name="ce2" table:formula="of:=[.B16]/[.B6]-1" office:value-type="percentage" office:value="-0.142400826631924" calcext:value-type="percentage">
            <text:p>-14.24%</text:p>
          </table:table-cell>
          <table:table-cell table:style-name="ce2" table:formula="of:=[.C16]/[.C6]-1" office:value-type="percentage" office:value="-0.143601371763364" calcext:value-type="percentage">
            <text:p>-14.36%</text:p>
          </table:table-cell>
          <table:table-cell table:style-name="ce2" table:formula="of:=[.D16]/[.D6]-1" office:value-type="percentage" office:value="-0.162917793701261" calcext:value-type="percentage">
            <text:p>-16.29%</text:p>
          </table:table-cell>
          <table:table-cell table:style-name="ce2" table:formula="of:=[.E16]/[.E6]-1" office:value-type="percentage" office:value="-0.144143228284197" calcext:value-type="percentage">
            <text:p>-14.41%</text:p>
          </table:table-cell>
          <table:table-cell table:style-name="ce2" table:formula="of:=[.F16]/[.F6]-1" office:value-type="percentage" office:value="-0.15099524710594" calcext:value-type="percentage">
            <text:p>-15.10%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 iter</text:p>
          </table:table-cell>
          <table:table-cell table:number-columns-repeated="4"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 iter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 iter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3" office:value-type="float" office:value="203" calcext:value-type="float">
            <text:p>203</text:p>
          </table:table-cell>
        </table:table-row>
      </table:table>
      <table:table table:name="Residual vector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 dot</text:p>
          </table:table-cell>
          <table:table-cell office:value-type="float" office:value="0.0825884" calcext:value-type="float">
            <text:p>0.0825884</text:p>
          </table:table-cell>
          <table:table-cell office:value-type="float" office:value="0.36953" calcext:value-type="float">
            <text:p>0.36953</text:p>
          </table:table-cell>
          <table:table-cell office:value-type="float" office:value="0.566166" calcext:value-type="float">
            <text:p>0.566166</text:p>
          </table:table-cell>
          <table:table-cell office:value-type="float" office:value="1.47856" calcext:value-type="float">
            <text:p>1.47856</text:p>
          </table:table-cell>
          <table:table-cell office:value-type="float" office:value="2.11521" calcext:value-type="float">
            <text:p>2.11521</text:p>
          </table:table-cell>
          <table:table-cell office:value-type="float" office:value="2.2041" calcext:value-type="float">
            <text:p>2.2041</text:p>
          </table:table-cell>
        </table:table-row>
        <table:table-row table:style-name="ro1">
          <table:table-cell office:value-type="string" calcext:value-type="string">
            <text:p>d wax</text:p>
          </table:table-cell>
          <table:table-cell office:value-type="float" office:value="0.0673573" calcext:value-type="float">
            <text:p>0.0673573</text:p>
          </table:table-cell>
          <table:table-cell office:value-type="float" office:value="0.425868" calcext:value-type="float">
            <text:p>0.425868</text:p>
          </table:table-cell>
          <table:table-cell office:value-type="float" office:value="0.70735" calcext:value-type="float">
            <text:p>0.70735</text:p>
          </table:table-cell>
          <table:table-cell office:value-type="float" office:value="1.63653" calcext:value-type="float">
            <text:p>1.63653</text:p>
          </table:table-cell>
          <table:table-cell office:value-type="float" office:value="2.60295" calcext:value-type="float">
            <text:p>2.60295</text:p>
          </table:table-cell>
          <table:table-cell office:value-type="float" office:value="2.67246" calcext:value-type="float">
            <text:p>2.67246</text:p>
          </table:table-cell>
        </table:table-row>
        <table:table-row table:style-name="ro1">
          <table:table-cell office:value-type="string" calcext:value-type="string">
            <text:p>d mv</text:p>
          </table:table-cell>
          <table:table-cell office:value-type="float" office:value="0.893035" calcext:value-type="float">
            <text:p>0.893035</text:p>
          </table:table-cell>
          <table:table-cell office:value-type="float" office:value="3.83272" calcext:value-type="float">
            <text:p>3.83272</text:p>
          </table:table-cell>
          <table:table-cell office:value-type="float" office:value="7.1554" calcext:value-type="float">
            <text:p>7.1554</text:p>
          </table:table-cell>
          <table:table-cell office:value-type="float" office:value="16.43" calcext:value-type="float">
            <text:p>16.43</text:p>
          </table:table-cell>
          <table:table-cell office:value-type="float" office:value="28.0542" calcext:value-type="float">
            <text:p>28.0542</text:p>
          </table:table-cell>
          <table:table-cell office:value-type="float" office:value="27.1295" calcext:value-type="float">
            <text:p>27.1295</text:p>
          </table:table-cell>
        </table:table-row>
        <table:table-row table:style-name="ro1">
          <table:table-cell office:value-type="string" calcext:value-type="string">
            <text:p>d mg</text:p>
          </table:table-cell>
          <table:table-cell office:value-type="float" office:value="21.2524" calcext:value-type="float">
            <text:p>21.2524</text:p>
          </table:table-cell>
          <table:table-cell office:value-type="float" office:value="65.5656" calcext:value-type="float">
            <text:p>65.5656</text:p>
          </table:table-cell>
          <table:table-cell office:value-type="float" office:value="118.456" calcext:value-type="float">
            <text:p>118.456</text:p>
          </table:table-cell>
          <table:table-cell office:value-type="float" office:value="247.079" calcext:value-type="float">
            <text:p>247.079</text:p>
          </table:table-cell>
          <table:table-cell office:value-type="float" office:value="394.716" calcext:value-type="float">
            <text:p>394.716</text:p>
          </table:table-cell>
          <table:table-cell office:value-type="float" office:value="394.687" calcext:value-type="float">
            <text:p>394.687</text:p>
          </table:table-cell>
        </table:table-row>
        <table:table-row table:style-name="ro1">
          <table:table-cell office:value-type="string" calcext:value-type="string">
            <text:p>d cg</text:p>
          </table:table-cell>
          <table:table-cell office:value-type="float" office:value="22.2982" calcext:value-type="float">
            <text:p>22.2982</text:p>
          </table:table-cell>
          <table:table-cell office:value-type="float" office:value="70.2064" calcext:value-type="float">
            <text:p>70.2064</text:p>
          </table:table-cell>
          <table:table-cell office:value-type="float" office:value="126.911" calcext:value-type="float">
            <text:p>126.911</text:p>
          </table:table-cell>
          <table:table-cell office:value-type="float" office:value="266.682" calcext:value-type="float">
            <text:p>266.682</text:p>
          </table:table-cell>
          <table:table-cell office:value-type="float" office:value="427.585" calcext:value-type="float">
            <text:p>427.585</text:p>
          </table:table-cell>
          <table:table-cell office:value-type="float" office:value="426.789" calcext:value-type="float">
            <text:p>426.789</text:p>
          </table:table-cell>
        </table:table-row>
        <table:table-row table:style-name="ro1">
          <table:table-cell office:value-type="string" calcext:value-type="string">
            <text:p>m dot</text:p>
          </table:table-cell>
          <table:table-cell office:value-type="float" office:value="0.0425611" calcext:value-type="float">
            <text:p>0.0425611</text:p>
          </table:table-cell>
          <table:table-cell office:value-type="float" office:value="0.242189" calcext:value-type="float">
            <text:p>0.242189</text:p>
          </table:table-cell>
          <table:table-cell office:value-type="float" office:value="0.514919" calcext:value-type="float">
            <text:p>0.514919</text:p>
          </table:table-cell>
          <table:table-cell office:value-type="float" office:value="1.01704" calcext:value-type="float">
            <text:p>1.01704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80979" calcext:value-type="float">
            <text:p>1.80979</text:p>
          </table:table-cell>
        </table:table-row>
        <table:table-row table:style-name="ro1">
          <table:table-cell office:value-type="string" calcext:value-type="string">
            <text:p>m wax</text:p>
          </table:table-cell>
          <table:table-cell office:value-type="float" office:value="0.0394616" calcext:value-type="float">
            <text:p>0.0394616</text:p>
          </table:table-cell>
          <table:table-cell office:value-type="float" office:value="0.264117" calcext:value-type="float">
            <text:p>0.264117</text:p>
          </table:table-cell>
          <table:table-cell office:value-type="float" office:value="0.5766" calcext:value-type="float">
            <text:p>0.5766</text:p>
          </table:table-cell>
          <table:table-cell office:value-type="float" office:value="1.04513" calcext:value-type="float">
            <text:p>1.04513</text:p>
          </table:table-cell>
          <table:table-cell office:value-type="float" office:value="1.85857" calcext:value-type="float">
            <text:p>1.85857</text:p>
          </table:table-cell>
          <table:table-cell office:value-type="float" office:value="1.9713" calcext:value-type="float">
            <text:p>1.9713</text:p>
          </table:table-cell>
        </table:table-row>
        <table:table-row table:style-name="ro1">
          <table:table-cell office:value-type="string" calcext:value-type="string">
            <text:p>m mv</text:p>
          </table:table-cell>
          <table:table-cell office:value-type="float" office:value="0.731364" calcext:value-type="float">
            <text:p>0.731364</text:p>
          </table:table-cell>
          <table:table-cell office:value-type="float" office:value="3.03551" calcext:value-type="float">
            <text:p>3.03551</text:p>
          </table:table-cell>
          <table:table-cell office:value-type="float" office:value="5.13069" calcext:value-type="float">
            <text:p>5.13069</text:p>
          </table:table-cell>
          <table:table-cell office:value-type="float" office:value="11.9403" calcext:value-type="float">
            <text:p>11.9403</text:p>
          </table:table-cell>
          <table:table-cell office:value-type="float" office:value="20.5115" calcext:value-type="float">
            <text:p>20.5115</text:p>
          </table:table-cell>
          <table:table-cell office:value-type="float" office:value="19.4001" calcext:value-type="float">
            <text:p>19.4001</text:p>
          </table:table-cell>
        </table:table-row>
        <table:table-row table:style-name="ro1">
          <table:table-cell office:value-type="string" calcext:value-type="string">
            <text:p>m mg</text:p>
          </table:table-cell>
          <table:table-cell office:value-type="float" office:value="19.1912" calcext:value-type="float">
            <text:p>19.1912</text:p>
          </table:table-cell>
          <table:table-cell office:value-type="float" office:value="62.9965" calcext:value-type="float">
            <text:p>62.9965</text:p>
          </table:table-cell>
          <table:table-cell office:value-type="float" office:value="104.808" calcext:value-type="float">
            <text:p>104.80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375.136" calcext:value-type="float">
            <text:p>375.136</text:p>
          </table:table-cell>
          <table:table-cell office:value-type="float" office:value="360.541" calcext:value-type="float">
            <text:p>360.541</text:p>
          </table:table-cell>
        </table:table-row>
        <table:table-row table:style-name="ro1">
          <table:table-cell office:value-type="string" calcext:value-type="string">
            <text:p>m cg</text:p>
          </table:table-cell>
          <table:table-cell office:value-type="float" office:value="20.0059" calcext:value-type="float">
            <text:p>20.0059</text:p>
          </table:table-cell>
          <table:table-cell office:value-type="float" office:value="66.5437" calcext:value-type="float">
            <text:p>66.5437</text:p>
          </table:table-cell>
          <table:table-cell office:value-type="float" office:value="111.042" calcext:value-type="float">
            <text:p>111.042</text:p>
          </table:table-cell>
          <table:table-cell office:value-type="float" office:value="236.567" calcext:value-type="float">
            <text:p>236.567</text:p>
          </table:table-cell>
          <table:table-cell office:value-type="float" office:value="399.354" calcext:value-type="float">
            <text:p>399.354</text:p>
          </table:table-cell>
          <table:table-cell office:value-type="float" office:value="383.772" calcext:value-type="float">
            <text:p>383.772</text:p>
          </table:table-cell>
        </table:table-row>
        <table:table-row table:style-name="ro1">
          <table:table-cell office:value-type="string" calcext:value-type="string">
            <text:p>s dot</text:p>
          </table:table-cell>
          <table:table-cell office:value-type="float" office:value="0.0285549" calcext:value-type="float">
            <text:p>0.0285549</text:p>
          </table:table-cell>
          <table:table-cell office:value-type="float" office:value="0.174681" calcext:value-type="float">
            <text:p>0.174681</text:p>
          </table:table-cell>
          <table:table-cell office:value-type="float" office:value="0.29139" calcext:value-type="float">
            <text:p>0.29139</text:p>
          </table:table-cell>
          <table:table-cell office:value-type="float" office:value="0.775588" calcext:value-type="float">
            <text:p>0.775588</text:p>
          </table:table-cell>
          <table:table-cell office:value-type="float" office:value="1.11103" calcext:value-type="float">
            <text:p>1.11103</text:p>
          </table:table-cell>
          <table:table-cell office:value-type="float" office:value="1.20501" calcext:value-type="float">
            <text:p>1.20501</text:p>
          </table:table-cell>
        </table:table-row>
        <table:table-row table:style-name="ro1">
          <table:table-cell office:value-type="string" calcext:value-type="string">
            <text:p>s wax</text:p>
          </table:table-cell>
          <table:table-cell office:value-type="float" office:value="0.026835" calcext:value-type="float">
            <text:p>0.026835</text:p>
          </table:table-cell>
          <table:table-cell office:value-type="float" office:value="0.21583" calcext:value-type="float">
            <text:p>0.21583</text:p>
          </table:table-cell>
          <table:table-cell office:value-type="float" office:value="0.385678" calcext:value-type="float">
            <text:p>0.385678</text:p>
          </table:table-cell>
          <table:table-cell office:value-type="float" office:value="0.908457" calcext:value-type="float">
            <text:p>0.908457</text:p>
          </table:table-cell>
          <table:table-cell office:value-type="float" office:value="1.3613" calcext:value-type="float">
            <text:p>1.3613</text:p>
          </table:table-cell>
          <table:table-cell office:value-type="float" office:value="1.41873" calcext:value-type="float">
            <text:p>1.41873</text:p>
          </table:table-cell>
        </table:table-row>
        <table:table-row table:style-name="ro1">
          <table:table-cell office:value-type="string" calcext:value-type="string">
            <text:p>s mv</text:p>
          </table:table-cell>
          <table:table-cell office:value-type="float" office:value="0.826823" calcext:value-type="float">
            <text:p>0.826823</text:p>
          </table:table-cell>
          <table:table-cell office:value-type="float" office:value="3.06065" calcext:value-type="float">
            <text:p>3.06065</text:p>
          </table:table-cell>
          <table:table-cell office:value-type="float" office:value="5.35845" calcext:value-type="float">
            <text:p>5.35845</text:p>
          </table:table-cell>
          <table:table-cell office:value-type="float" office:value="10.7546" calcext:value-type="float">
            <text:p>10.7546</text:p>
          </table:table-cell>
          <table:table-cell office:value-type="float" office:value="18.8914" calcext:value-type="float">
            <text:p>18.8914</text:p>
          </table:table-cell>
          <table:table-cell office:value-type="float" office:value="17.4357" calcext:value-type="float">
            <text:p>17.4357</text:p>
          </table:table-cell>
        </table:table-row>
        <table:table-row table:style-name="ro1">
          <table:table-cell office:value-type="string" calcext:value-type="string">
            <text:p>s mg</text:p>
          </table:table-cell>
          <table:table-cell office:value-type="float" office:value="18.209" calcext:value-type="float">
            <text:p>18.209</text:p>
          </table:table-cell>
          <table:table-cell office:value-type="float" office:value="56.9788" calcext:value-type="float">
            <text:p>56.9788</text:p>
          </table:table-cell>
          <table:table-cell office:value-type="float" office:value="100.134" calcext:value-type="float">
            <text:p>100.134</text:p>
          </table:table-cell>
          <table:table-cell office:value-type="float" office:value="212.707" calcext:value-type="float">
            <text:p>212.707</text:p>
          </table:table-cell>
          <table:table-cell office:value-type="float" office:value="335.181" calcext:value-type="float">
            <text:p>335.181</text:p>
          </table:table-cell>
          <table:table-cell office:value-type="float" office:value="330.758" calcext:value-type="float">
            <text:p>330.758</text:p>
          </table:table-cell>
        </table:table-row>
        <table:table-row table:style-name="ro1">
          <table:table-cell office:value-type="string" calcext:value-type="string">
            <text:p>s cg</text:p>
          </table:table-cell>
          <table:table-cell office:value-type="float" office:value="19.0925" calcext:value-type="float">
            <text:p>19.0925</text:p>
          </table:table-cell>
          <table:table-cell office:value-type="float" office:value="60.4356" calcext:value-type="float">
            <text:p>60.4356</text:p>
          </table:table-cell>
          <table:table-cell office:value-type="float" office:value="106.182" calcext:value-type="float">
            <text:p>106.182</text:p>
          </table:table-cell>
          <table:table-cell office:value-type="float" office:value="225.174" calcext:value-type="float">
            <text:p>225.174</text:p>
          </table:table-cell>
          <table:table-cell office:value-type="float" office:value="356.594" calcext:value-type="float">
            <text:p>356.594</text:p>
          </table:table-cell>
          <table:table-cell office:value-type="float" office:value="350.867" calcext:value-type="float">
            <text:p>350.867</text:p>
          </table:table-cell>
        </table:table-row>
        <table:table-row table:style-name="ro1">
          <table:table-cell office:value-type="string" calcext:value-type="string">
            <text:p>m/d dot</text:p>
          </table:table-cell>
          <table:table-cell table:style-name="ce1" table:formula="of:=[.B7]/[.B2]-1" office:value-type="percentage" office:value="-0.484660073327489" calcext:value-type="percentage">
            <text:p>-48.47%</text:p>
          </table:table-cell>
          <table:table-cell table:style-name="ce1" table:formula="of:=[.C7]/[.C2]-1" office:value-type="percentage" office:value="-0.344602603306903" calcext:value-type="percentage">
            <text:p>-34.46%</text:p>
          </table:table-cell>
          <table:table-cell table:style-name="ce1" table:formula="of:=[.D7]/[.D2]-1" office:value-type="percentage" office:value="-0.0905158557737482" calcext:value-type="percentage">
            <text:p>-9.05%</text:p>
          </table:table-cell>
          <table:table-cell table:style-name="ce1" table:formula="of:=[.E7]/[.E2]-1" office:value-type="percentage" office:value="-0.312141543123039" calcext:value-type="percentage">
            <text:p>-31.21%</text:p>
          </table:table-cell>
          <table:table-cell table:style-name="ce1" table:formula="of:=[.F7]/[.F2]-1" office:value-type="percentage" office:value="-0.149602167160707" calcext:value-type="percentage">
            <text:p>-14.96%</text:p>
          </table:table-cell>
          <table:table-cell table:style-name="ce1" table:formula="of:=[.G7]/[.G2]-1" office:value-type="percentage" office:value="-0.178898416587269" calcext:value-type="percentage">
            <text:p>-17.89%</text:p>
          </table:table-cell>
        </table:table-row>
        <table:table-row table:style-name="ro1">
          <table:table-cell office:value-type="string" calcext:value-type="string">
            <text:p>s/d dot</text:p>
          </table:table-cell>
          <table:table-cell table:style-name="ce2" table:formula="of:=[.B12]/[.B2]-1" office:value-type="percentage" office:value="-0.654250475853752" calcext:value-type="percentage">
            <text:p>-65.43%</text:p>
          </table:table-cell>
          <table:table-cell table:style-name="ce2" table:formula="of:=[.C12]/[.C2]-1" office:value-type="percentage" office:value="-0.527288718101372" calcext:value-type="percentage">
            <text:p>-52.73%</text:p>
          </table:table-cell>
          <table:table-cell table:style-name="ce2" table:formula="of:=[.D12]/[.D2]-1" office:value-type="percentage" office:value="-0.485327624760229" calcext:value-type="percentage">
            <text:p>-48.53%</text:p>
          </table:table-cell>
          <table:table-cell table:style-name="ce2" table:formula="of:=[.E12]/[.E2]-1" office:value-type="percentage" office:value="-0.475443674926956" calcext:value-type="percentage">
            <text:p>-47.54%</text:p>
          </table:table-cell>
          <table:table-cell table:style-name="ce2" table:formula="of:=[.F12]/[.F2]-1" office:value-type="percentage" office:value="-0.474742460559472" calcext:value-type="percentage">
            <text:p>-47.47%</text:p>
          </table:table-cell>
          <table:table-cell table:style-name="ce2" table:formula="of:=[.G12]/[.G2]-1" office:value-type="percentage" office:value="-0.4532870559412" calcext:value-type="percentage">
            <text:p>-45.33%</text:p>
          </table:table-cell>
        </table:table-row>
        <table:table-row table:style-name="ro1">
          <table:table-cell office:value-type="string" calcext:value-type="string">
            <text:p>m/d wax</text:p>
          </table:table-cell>
          <table:table-cell table:style-name="ce1" table:formula="of:=[.B8]/[.B3]-1" office:value-type="percentage" office:value="-0.414145163182016" calcext:value-type="percentage">
            <text:p>-41.41%</text:p>
          </table:table-cell>
          <table:table-cell table:style-name="ce1" table:formula="of:=[.C8]/[.C3]-1" office:value-type="percentage" office:value="-0.379814872213925" calcext:value-type="percentage">
            <text:p>-37.98%</text:p>
          </table:table-cell>
          <table:table-cell table:style-name="ce1" table:formula="of:=[.D8]/[.D3]-1" office:value-type="percentage" office:value="-0.184844843429702" calcext:value-type="percentage">
            <text:p>-18.48%</text:p>
          </table:table-cell>
          <table:table-cell table:style-name="ce1" table:formula="of:=[.E8]/[.E3]-1" office:value-type="percentage" office:value="-0.361374371383354" calcext:value-type="percentage">
            <text:p>-36.14%</text:p>
          </table:table-cell>
          <table:table-cell table:style-name="ce1" table:formula="of:=[.F8]/[.F3]-1" office:value-type="percentage" office:value="-0.285975527766573" calcext:value-type="percentage">
            <text:p>-28.60%</text:p>
          </table:table-cell>
          <table:table-cell table:style-name="ce1" table:formula="of:=[.G8]/[.G3]-1" office:value-type="percentage" office:value="-0.262365012011405" calcext:value-type="percentage">
            <text:p>-26.24%</text:p>
          </table:table-cell>
        </table:table-row>
        <table:table-row table:style-name="ro1">
          <table:table-cell office:value-type="string" calcext:value-type="string">
            <text:p>s/d wax</text:p>
          </table:table-cell>
          <table:table-cell table:style-name="ce2" table:formula="of:=[.B13]/[.B3]-1" office:value-type="percentage" office:value="-0.6016022019885" calcext:value-type="percentage">
            <text:p>-60.16%</text:p>
          </table:table-cell>
          <table:table-cell table:style-name="ce2" table:formula="of:=[.C13]/[.C3]-1" office:value-type="percentage" office:value="-0.493199770821006" calcext:value-type="percentage">
            <text:p>-49.32%</text:p>
          </table:table-cell>
          <table:table-cell table:style-name="ce2" table:formula="of:=[.D13]/[.D3]-1" office:value-type="percentage" office:value="-0.454756485473952" calcext:value-type="percentage">
            <text:p>-45.48%</text:p>
          </table:table-cell>
          <table:table-cell table:style-name="ce2" table:formula="of:=[.E13]/[.E3]-1" office:value-type="percentage" office:value="-0.444888269692581" calcext:value-type="percentage">
            <text:p>-44.49%</text:p>
          </table:table-cell>
          <table:table-cell table:style-name="ce2" table:formula="of:=[.F13]/[.F3]-1" office:value-type="percentage" office:value="-0.477016462091089" calcext:value-type="percentage">
            <text:p>-47.70%</text:p>
          </table:table-cell>
          <table:table-cell table:style-name="ce2" table:formula="of:=[.G13]/[.G3]-1" office:value-type="percentage" office:value="-0.469129566017826" calcext:value-type="percentage">
            <text:p>-46.91%</text:p>
          </table:table-cell>
        </table:table-row>
        <table:table-row table:style-name="ro1">
          <table:table-cell office:value-type="string" calcext:value-type="string">
            <text:p>m/d mv</text:p>
          </table:table-cell>
          <table:table-cell table:style-name="ce1" table:formula="of:=[.B9]/[.B4]-1" office:value-type="percentage" office:value="-0.181035457736819" calcext:value-type="percentage">
            <text:p>-18.10%</text:p>
          </table:table-cell>
          <table:table-cell table:style-name="ce1" table:formula="of:=[.C9]/[.C4]-1" office:value-type="percentage" office:value="-0.208001106263959" calcext:value-type="percentage">
            <text:p>-20.80%</text:p>
          </table:table-cell>
          <table:table-cell table:style-name="ce1" table:formula="of:=[.D9]/[.D4]-1" office:value-type="percentage" office:value="-0.28296251781871" calcext:value-type="percentage">
            <text:p>-28.30%</text:p>
          </table:table-cell>
          <table:table-cell table:style-name="ce1" table:formula="of:=[.E9]/[.E4]-1" office:value-type="percentage" office:value="-0.273262325015216" calcext:value-type="percentage">
            <text:p>-27.33%</text:p>
          </table:table-cell>
          <table:table-cell table:style-name="ce1" table:formula="of:=[.F9]/[.F4]-1" office:value-type="percentage" office:value="-0.268861703416957" calcext:value-type="percentage">
            <text:p>-26.89%</text:p>
          </table:table-cell>
          <table:table-cell table:style-name="ce1" table:formula="of:=[.G9]/[.G4]-1" office:value-type="percentage" office:value="-0.284907572937209" calcext:value-type="percentage">
            <text:p>-28.49%</text:p>
          </table:table-cell>
        </table:table-row>
        <table:table-row table:style-name="ro1">
          <table:table-cell office:value-type="string" calcext:value-type="string">
            <text:p>s/d mv</text:p>
          </table:table-cell>
          <table:table-cell table:style-name="ce2" table:formula="of:=[.B14]/[.B4]-1" office:value-type="percentage" office:value="-0.0741426707799806" calcext:value-type="percentage">
            <text:p>-7.41%</text:p>
          </table:table-cell>
          <table:table-cell table:style-name="ce2" table:formula="of:=[.C14]/[.C4]-1" office:value-type="percentage" office:value="-0.201441795904736" calcext:value-type="percentage">
            <text:p>-20.14%</text:p>
          </table:table-cell>
          <table:table-cell table:style-name="ce2" table:formula="of:=[.D14]/[.D4]-1" office:value-type="percentage" office:value="-0.2511320121866" calcext:value-type="percentage">
            <text:p>-25.11%</text:p>
          </table:table-cell>
          <table:table-cell table:style-name="ce2" table:formula="of:=[.E14]/[.E4]-1" office:value-type="percentage" office:value="-0.345429093122337" calcext:value-type="percentage">
            <text:p>-34.54%</text:p>
          </table:table-cell>
          <table:table-cell table:style-name="ce2" table:formula="of:=[.F14]/[.F4]-1" office:value-type="percentage" office:value="-0.326610632276094" calcext:value-type="percentage">
            <text:p>-32.66%</text:p>
          </table:table-cell>
          <table:table-cell table:style-name="ce2" table:formula="of:=[.G14]/[.G4]-1" office:value-type="percentage" office:value="-0.357315837003999" calcext:value-type="percentage">
            <text:p>-35.73%</text:p>
          </table:table-cell>
        </table:table-row>
        <table:table-row table:style-name="ro1">
          <table:table-cell office:value-type="string" calcext:value-type="string">
            <text:p>m/d mg</text:p>
          </table:table-cell>
          <table:table-cell table:style-name="ce1" table:formula="of:=[.B10]/[.B5]-1" office:value-type="percentage" office:value="-0.096986693267584" calcext:value-type="percentage">
            <text:p>-9.70%</text:p>
          </table:table-cell>
          <table:table-cell table:style-name="ce1" table:formula="of:=[.C10]/[.C5]-1" office:value-type="percentage" office:value="-0.0391836572836977" calcext:value-type="percentage">
            <text:p>-3.92%</text:p>
          </table:table-cell>
          <table:table-cell table:style-name="ce1" table:formula="of:=[.D10]/[.D5]-1" office:value-type="percentage" office:value="-0.11521577632201" calcext:value-type="percentage">
            <text:p>-11.52%</text:p>
          </table:table-cell>
          <table:table-cell table:style-name="ce1" table:formula="of:=[.E10]/[.E5]-1" office:value-type="percentage" office:value="-0.0993326021232076" calcext:value-type="percentage">
            <text:p>-9.93%</text:p>
          </table:table-cell>
          <table:table-cell table:style-name="ce1" table:formula="of:=[.F10]/[.F5]-1" office:value-type="percentage" office:value="-0.0496052858257582" calcext:value-type="percentage">
            <text:p>-4.96%</text:p>
          </table:table-cell>
          <table:table-cell table:style-name="ce1" table:formula="of:=[.G10]/[.G5]-1" office:value-type="percentage" office:value="-0.0865141238500382" calcext:value-type="percentage">
            <text:p>-8.65%</text:p>
          </table:table-cell>
        </table:table-row>
        <table:table-row table:style-name="ro1">
          <table:table-cell office:value-type="string" calcext:value-type="string">
            <text:p>s/d mg</text:p>
          </table:table-cell>
          <table:table-cell table:style-name="ce2" table:formula="of:=[.B15]/[.B5]-1" office:value-type="percentage" office:value="-0.143202650053641" calcext:value-type="percentage">
            <text:p>-14.32%</text:p>
          </table:table-cell>
          <table:table-cell table:style-name="ce2" table:formula="of:=[.C15]/[.C5]-1" office:value-type="percentage" office:value="-0.130965018241273" calcext:value-type="percentage">
            <text:p>-13.10%</text:p>
          </table:table-cell>
          <table:table-cell table:style-name="ce2" table:formula="of:=[.D15]/[.D5]-1" office:value-type="percentage" office:value="-0.154673465252921" calcext:value-type="percentage">
            <text:p>-15.47%</text:p>
          </table:table-cell>
          <table:table-cell table:style-name="ce2" table:formula="of:=[.E15]/[.E5]-1" office:value-type="percentage" office:value="-0.139113400977016" calcext:value-type="percentage">
            <text:p>-13.91%</text:p>
          </table:table-cell>
          <table:table-cell table:style-name="ce2" table:formula="of:=[.F15]/[.F5]-1" office:value-type="percentage" office:value="-0.15082996382209" calcext:value-type="percentage">
            <text:p>-15.08%</text:p>
          </table:table-cell>
          <table:table-cell table:style-name="ce2" table:formula="of:=[.G15]/[.G5]-1" office:value-type="percentage" office:value="-0.161973918573452" calcext:value-type="percentage">
            <text:p>-16.20%</text:p>
          </table:table-cell>
        </table:table-row>
        <table:table-row table:style-name="ro1">
          <table:table-cell office:value-type="string" calcext:value-type="string">
            <text:p>m/d cg</text:p>
          </table:table-cell>
          <table:table-cell table:style-name="ce1" table:formula="of:=[.B11]/[.B6]-1" office:value-type="percentage" office:value="-0.102802019893983" calcext:value-type="percentage">
            <text:p>-10.28%</text:p>
          </table:table-cell>
          <table:table-cell table:style-name="ce1" table:formula="of:=[.C11]/[.C6]-1" office:value-type="percentage" office:value="-0.0521704573941977" calcext:value-type="percentage">
            <text:p>-5.22%</text:p>
          </table:table-cell>
          <table:table-cell table:style-name="ce1" table:formula="of:=[.D11]/[.D6]-1" office:value-type="percentage" office:value="-0.125040382630347" calcext:value-type="percentage">
            <text:p>-12.50%</text:p>
          </table:table-cell>
          <table:table-cell table:style-name="ce1" table:formula="of:=[.E11]/[.E6]-1" office:value-type="percentage" office:value="-0.112924756826483" calcext:value-type="percentage">
            <text:p>-11.29%</text:p>
          </table:table-cell>
          <table:table-cell table:style-name="ce1" table:formula="of:=[.F11]/[.F6]-1" office:value-type="percentage" office:value="-0.066024299262135" calcext:value-type="percentage">
            <text:p>-6.60%</text:p>
          </table:table-cell>
          <table:table-cell table:style-name="ce1" table:formula="of:=[.G11]/[.G6]-1" office:value-type="percentage" office:value="-0.100792194737915" calcext:value-type="percentage">
            <text:p>-10.08%</text:p>
          </table:table-cell>
        </table:table-row>
        <table:table-row table:style-name="ro1">
          <table:table-cell office:value-type="string" calcext:value-type="string">
            <text:p>s/d cg</text:p>
          </table:table-cell>
          <table:table-cell table:style-name="ce2" table:formula="of:=[.B16]/[.B6]-1" office:value-type="percentage" office:value="-0.143764967575858" calcext:value-type="percentage">
            <text:p>-14.38%</text:p>
          </table:table-cell>
          <table:table-cell table:style-name="ce2" table:formula="of:=[.C16]/[.C6]-1" office:value-type="percentage" office:value="-0.139172497094282" calcext:value-type="percentage">
            <text:p>-13.92%</text:p>
          </table:table-cell>
          <table:table-cell table:style-name="ce2" table:formula="of:=[.D16]/[.D6]-1" office:value-type="percentage" office:value="-0.163334935505985" calcext:value-type="percentage">
            <text:p>-16.33%</text:p>
          </table:table-cell>
          <table:table-cell table:style-name="ce2" table:formula="of:=[.E16]/[.E6]-1" office:value-type="percentage" office:value="-0.155646050352105" calcext:value-type="percentage">
            <text:p>-15.56%</text:p>
          </table:table-cell>
          <table:table-cell table:style-name="ce2" table:formula="of:=[.F16]/[.F6]-1" office:value-type="percentage" office:value="-0.166027807336553" calcext:value-type="percentage">
            <text:p>-16.60%</text:p>
          </table:table-cell>
          <table:table-cell table:style-name="ce2" table:formula="of:=[.G16]/[.G6]-1" office:value-type="percentage" office:value="-0.177891182762442" calcext:value-type="percentage">
            <text:p>-17.79%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 iter</text:p>
          </table:table-cell>
          <table:table-cell table:number-columns-repeated="4" office:value-type="float" office:value="181" calcext:value-type="float">
            <text:p>181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 iter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 iter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2:41:35.769413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11:21.835410620</meta:creation-date>
    <dc:date>2017-07-07T15:18:40.829063694</dc:date>
    <meta:editing-duration>PT1H24M49S</meta:editing-duration>
    <meta:editing-cycles>9</meta:editing-cycles>
    <meta:generator>LibreOffice/5.0.6.2$Linux_X86_64 LibreOffice_project/00$Build-2</meta:generator>
    <meta:document-statistic meta:table-count="4" meta:cell-count="683" meta:object-count="0"/>
  </office:meta>
</office:document-meta>
</file>